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167.96mm" style:type="right"/>
        </style:tab-stops>
      </style:paragraph-properties>
    </style:style>
    <style:style style:name="P2" style:family="paragraph" style:parent-style-name="Contents_20_Heading">
      <style:paragraph-properties fo:text-align="center" style:justify-single-word="false"/>
      <style:text-properties style:font-name="Calibri2" fo:font-size="20pt" style:font-size-asian="20pt" style:font-size-complex="20pt"/>
    </style:style>
    <style:style style:name="P3" style:family="paragraph" style:parent-style-name="Standard">
      <style:text-properties style:font-name="Calibri2"/>
    </style:style>
    <style:style style:name="P4" style:family="paragraph" style:parent-style-name="Standard">
      <style:paragraph-properties fo:line-height="150%"/>
      <style:text-properties style:font-name="Calibri2"/>
    </style:style>
    <style:style style:name="P5" style:family="paragraph" style:parent-style-name="Standard">
      <style:paragraph-properties fo:line-height="150%"/>
      <style:text-properties style:font-name="Calibri2" officeooo:paragraph-rsid="001088c4"/>
    </style:style>
    <style:style style:name="P6" style:family="paragraph" style:parent-style-name="Standard">
      <style:paragraph-properties fo:line-height="150%"/>
      <style:text-properties style:font-name="Calibri2" officeooo:paragraph-rsid="0010bcb0"/>
    </style:style>
    <style:style style:name="P7" style:family="paragraph" style:parent-style-name="Standard">
      <style:text-properties style:font-name="Calibri2" fo:font-weight="bold" style:font-weight-asian="bold" style:font-weight-complex="bold"/>
    </style:style>
    <style:style style:name="P8" style:family="paragraph" style:parent-style-name="Standard">
      <style:text-properties style:font-name="Calibri2" fo:font-weight="bold" officeooo:paragraph-rsid="00196621" style:font-weight-asian="bold" style:font-weight-complex="bold"/>
    </style:style>
    <style:style style:name="P9" style:family="paragraph" style:parent-style-name="Standard">
      <style:text-properties style:font-name="Calibri2" fo:font-weight="bold" officeooo:paragraph-rsid="0010bcb0"/>
    </style:style>
    <style:style style:name="P10" style:family="paragraph" style:parent-style-name="Standard">
      <style:text-properties style:font-name="Calibri2" fo:font-style="normal" officeooo:rsid="000eebca" officeooo:paragraph-rsid="0016c9d3" style:font-style-asian="normal" style:font-style-complex="normal"/>
    </style:style>
    <style:style style:name="P11" style:family="paragraph" style:parent-style-name="Standard">
      <style:paragraph-properties fo:line-height="150%"/>
      <style:text-properties style:font-name="Calibri2" fo:font-style="normal" style:text-underline-style="solid" style:text-underline-width="auto" style:text-underline-color="font-color" fo:font-weight="bold" officeooo:rsid="000eebca" officeooo:paragraph-rsid="000eebca" style:font-style-asian="normal" style:font-style-complex="normal"/>
    </style:style>
    <style:style style:name="P12" style:family="paragraph" style:parent-style-name="Standard">
      <style:text-properties style:font-name="Calibri2" officeooo:paragraph-rsid="001088c4"/>
    </style:style>
    <style:style style:name="P13" style:family="paragraph" style:parent-style-name="Standard">
      <style:text-properties style:font-name="Calibri2" officeooo:paragraph-rsid="0010bcb0"/>
    </style:style>
    <style:style style:name="P14" style:family="paragraph" style:parent-style-name="Standard">
      <style:text-properties style:font-name="Calibri2" officeooo:paragraph-rsid="00117933"/>
    </style:style>
    <style:style style:name="P15" style:family="paragraph" style:parent-style-name="Standard">
      <style:text-properties style:font-name="Calibri2" officeooo:paragraph-rsid="001d9956"/>
    </style:style>
    <style:style style:name="P16" style:family="paragraph" style:parent-style-name="Standard">
      <style:text-properties style:font-name="Calibri2" officeooo:paragraph-rsid="0013ea39"/>
    </style:style>
    <style:style style:name="P17" style:family="paragraph" style:parent-style-name="Standard">
      <style:text-properties style:font-name="Calibri2" fo:font-size="12pt" fo:font-weight="normal" officeooo:paragraph-rsid="0015abd1" style:font-size-asian="12pt" style:font-weight-asian="normal" style:font-size-complex="12pt" style:font-weight-complex="normal"/>
    </style:style>
    <style:style style:name="P18" style:family="paragraph" style:parent-style-name="Standard">
      <style:text-properties style:font-name="Calibri2" fo:font-size="12pt" fo:font-weight="bold" officeooo:paragraph-rsid="0015abd1" style:font-size-asian="12pt" style:font-size-complex="12pt"/>
    </style:style>
    <style:style style:name="P19" style:family="paragraph" style:parent-style-name="Standard">
      <style:text-properties style:font-name="Calibri2" officeooo:paragraph-rsid="0016c9d3"/>
    </style:style>
    <style:style style:name="P20" style:family="paragraph" style:parent-style-name="Standard">
      <style:text-properties style:font-name="Calibri2" officeooo:rsid="001d9956" officeooo:paragraph-rsid="001d9956"/>
    </style:style>
    <style:style style:name="P21" style:family="paragraph" style:parent-style-name="Standard">
      <style:text-properties style:font-name="Calibri2" officeooo:paragraph-rsid="001f9107"/>
    </style:style>
    <style:style style:name="P22" style:family="paragraph" style:parent-style-name="Standard">
      <style:text-properties style:font-name="Calibri2" style:text-underline-style="solid" style:text-underline-width="auto" style:text-underline-color="font-color" fo:font-weight="bold"/>
    </style:style>
    <style:style style:name="P23" style:family="paragraph" style:parent-style-name="Standard">
      <style:text-properties style:font-name="Calibri2" officeooo:rsid="00132c56" officeooo:paragraph-rsid="00132c56"/>
    </style:style>
    <style:style style:name="P24" style:family="paragraph" style:parent-style-name="Standard">
      <style:text-properties style:font-name="Calibri2" officeooo:paragraph-rsid="00196621"/>
    </style:style>
    <style:style style:name="P25" style:family="paragraph" style:parent-style-name="Standard">
      <style:text-properties style:font-name="Calibri2" fo:font-style="italic"/>
    </style:style>
    <style:style style:name="P26" style:family="paragraph" style:parent-style-name="Standard">
      <style:text-properties style:font-name="Calibri2" fo:font-style="italic" officeooo:paragraph-rsid="00196621"/>
    </style:style>
    <style:style style:name="P27" style:family="paragraph" style:parent-style-name="Standard">
      <style:text-properties style:font-name="Calibri2" officeooo:paragraph-rsid="0025ae7d"/>
    </style:style>
    <style:style style:name="P28" style:family="paragraph" style:parent-style-name="Standard">
      <style:text-properties officeooo:paragraph-rsid="00132c56"/>
    </style:style>
    <style:style style:name="P29" style:family="paragraph" style:parent-style-name="Standard">
      <style:text-properties officeooo:paragraph-rsid="001c683b"/>
    </style:style>
    <style:style style:name="P30" style:family="paragraph" style:parent-style-name="Standard">
      <style:text-properties style:font-name="Calibri" fo:font-size="12pt" fo:font-weight="bold" officeooo:paragraph-rsid="0010bcb0" style:font-name-asian="Microsoft YaHei" style:font-size-asian="12pt" style:font-weight-asian="bold" style:font-name-complex="Mangal" style:font-size-complex="12pt" style:font-weight-complex="bold"/>
    </style:style>
    <style:style style:name="P31" style:family="paragraph" style:parent-style-name="Standard">
      <style:text-properties style:text-outline="false" style:text-line-through-style="none" style:text-line-through-type="none" style:font-name="Calibri2" fo:font-size="12pt" fo:font-style="normal" fo:text-shadow="none" style:text-underline-style="none" fo:font-weight="normal" officeooo:paragraph-rsid="0015abd1" style:font-size-asian="12pt" style:font-style-asian="normal" style:font-weight-asian="normal" style:font-size-complex="12pt" style:font-weight-complex="normal" style:text-emphasize="none"/>
    </style:style>
    <style:style style:name="P32" style:family="paragraph" style:parent-style-name="Standard">
      <style:text-properties style:text-outline="false" style:text-line-through-style="none" style:text-line-through-type="none" style:font-name="Calibri2" fo:font-size="12pt" fo:font-style="normal" fo:text-shadow="none" style:text-underline-style="none" fo:font-weight="normal" officeooo:rsid="0015abd1" officeooo:paragraph-rsid="0015abd1" style:font-size-asian="12pt" style:font-style-asian="normal" style:font-weight-asian="normal" style:font-size-complex="12pt" style:font-weight-complex="normal" style:text-emphasize="none"/>
    </style:style>
    <style:style style:name="P33" style:family="paragraph" style:parent-style-name="Standard">
      <style:text-properties officeooo:paragraph-rsid="001fe619"/>
    </style:style>
    <style:style style:name="P34" style:family="paragraph" style:parent-style-name="Standard">
      <style:text-properties officeooo:paragraph-rsid="0025ae7d"/>
    </style:style>
    <style:style style:name="P35" style:family="paragraph" style:parent-style-name="Standard">
      <style:paragraph-properties fo:line-height="150%" fo:padding="0.74mm" fo:border-left="none" fo:border-right="none" fo:border-top="none" fo:border-bottom="0.06pt solid #000000" style:join-border="false"/>
      <style:text-properties style:font-name="Calibri2"/>
    </style:style>
    <style:style style:name="P36" style:family="paragraph" style:parent-style-name="Standard">
      <style:paragraph-properties fo:padding="0.74mm" fo:border-left="none" fo:border-right="none" fo:border-top="none" fo:border-bottom="0.06pt solid #000000" style:join-border="false"/>
      <style:text-properties style:font-name="Liberation Sans" officeooo:paragraph-rsid="001d9956"/>
    </style:style>
    <style:style style:name="P37" style:family="paragraph" style:parent-style-name="Text_20_body">
      <style:paragraph-properties fo:padding="0.74mm" fo:border-left="none" fo:border-right="none" fo:border-top="none" fo:border-bottom="0.06pt solid #000000" style:join-border="false"/>
      <style:text-properties style:font-name="Liberation Sans" officeooo:paragraph-rsid="001c683b"/>
    </style:style>
    <style:style style:name="P38" style:family="paragraph" style:parent-style-name="Text_20_body">
      <style:paragraph-properties fo:line-height="150%"/>
      <style:text-properties style:font-name="Calibri2" fo:font-style="normal" officeooo:rsid="000eebca" officeooo:paragraph-rsid="000eebca" style:font-style-asian="normal" style:font-style-complex="normal"/>
    </style:style>
    <style:style style:name="P39" style:family="paragraph" style:parent-style-name="Text_20_body">
      <style:paragraph-properties fo:text-align="center" style:justify-single-word="false"/>
    </style:style>
    <style:style style:name="P40" style:family="paragraph" style:parent-style-name="Text_20_body">
      <style:text-properties fo:font-style="normal" style:text-underline-style="solid" style:text-underline-width="auto" style:text-underline-color="font-color" fo:font-weight="bold" officeooo:rsid="00196621" officeooo:paragraph-rsid="00196621" style:font-style-asian="normal" style:font-style-complex="normal"/>
    </style:style>
    <style:style style:name="P41" style:family="paragraph" style:parent-style-name="Text_20_body">
      <style:text-properties style:font-name="Liberation Sans" officeooo:paragraph-rsid="001c683b"/>
    </style:style>
    <style:style style:name="P42" style:family="paragraph" style:parent-style-name="Contents_20_2">
      <style:paragraph-properties>
        <style:tab-stops>
          <style:tab-stop style:position="170mm" style:type="right" style:leader-style="dotted" style:leader-text="."/>
        </style:tab-stops>
      </style:paragraph-properties>
    </style:style>
    <style:style style:name="P43" style:family="paragraph" style:parent-style-name="Contents_20_1">
      <style:paragraph-properties>
        <style:tab-stops>
          <style:tab-stop style:position="170mm" style:type="right" style:leader-style="dotted" style:leader-text="."/>
        </style:tab-stops>
      </style:paragraph-properties>
    </style:style>
    <style:style style:name="P44" style:family="paragraph" style:parent-style-name="Contents_20_3">
      <style:paragraph-properties>
        <style:tab-stops>
          <style:tab-stop style:position="170mm" style:type="right" style:leader-style="dotted" style:leader-text="."/>
        </style:tab-stops>
      </style:paragraph-properties>
    </style:style>
    <style:style style:name="P45" style:family="paragraph" style:parent-style-name="Standard">
      <style:text-properties style:font-name="Calibri2"/>
    </style:style>
    <style:style style:name="P46" style:family="paragraph" style:parent-style-name="Standard" style:list-style-name="L2">
      <style:text-properties style:font-name="Calibri2" officeooo:paragraph-rsid="0010bcb0"/>
    </style:style>
    <style:style style:name="P47" style:family="paragraph" style:parent-style-name="Standard" style:list-style-name="L3">
      <style:text-properties style:font-name="Calibri2" officeooo:paragraph-rsid="00127c64"/>
    </style:style>
    <style:style style:name="P48" style:family="paragraph" style:parent-style-name="Standard" style:list-style-name="L3">
      <style:text-properties style:font-name="Calibri2" officeooo:paragraph-rsid="0010bcb0"/>
    </style:style>
    <style:style style:name="P49" style:family="paragraph" style:parent-style-name="Standard" style:list-style-name="L3">
      <style:text-properties style:font-name="Calibri2" fo:font-weight="bold" officeooo:paragraph-rsid="0010bcb0"/>
    </style:style>
    <style:style style:name="P50" style:family="paragraph" style:parent-style-name="Standard" style:list-style-name="L10">
      <style:text-properties style:font-name="Calibri2" fo:font-weight="bold" officeooo:paragraph-rsid="00132c56"/>
    </style:style>
    <style:style style:name="P51" style:family="paragraph" style:parent-style-name="Standard" style:list-style-name="L5">
      <style:text-properties style:font-name="Calibri2" fo:background-color="transparent"/>
    </style:style>
    <style:style style:name="P52" style:family="paragraph" style:parent-style-name="Standard" style:list-style-name="L5">
      <style:text-properties style:font-name="Calibri2" officeooo:paragraph-rsid="00196621" fo:background-color="transparent"/>
    </style:style>
    <style:style style:name="P53" style:family="paragraph" style:parent-style-name="Standard" style:list-style-name="L7">
      <style:text-properties style:font-name="Calibri2" officeooo:paragraph-rsid="00127c64"/>
    </style:style>
    <style:style style:name="P54" style:family="paragraph" style:parent-style-name="Standard" style:list-style-name="L8">
      <style:text-properties style:font-name="Calibri2"/>
    </style:style>
    <style:style style:name="P55" style:family="paragraph" style:parent-style-name="Standard" style:list-style-name="L8">
      <style:text-properties style:font-name="Calibri2" officeooo:paragraph-rsid="00127c64"/>
    </style:style>
    <style:style style:name="P56" style:family="paragraph" style:parent-style-name="Standard" style:list-style-name="L9">
      <style:text-properties style:font-name="Calibri2" officeooo:paragraph-rsid="00132c56"/>
    </style:style>
    <style:style style:name="P57" style:family="paragraph" style:parent-style-name="Standard" style:list-style-name="L9">
      <style:text-properties style:font-name="Calibri2" officeooo:rsid="00132c56" officeooo:paragraph-rsid="00132c56"/>
    </style:style>
    <style:style style:name="P58" style:family="paragraph" style:parent-style-name="Standard" style:list-style-name="L10">
      <style:text-properties style:font-name="Calibri2" officeooo:paragraph-rsid="00132c56"/>
    </style:style>
    <style:style style:name="P59" style:family="paragraph" style:parent-style-name="Standard">
      <style:text-properties style:font-name="Calibri2" officeooo:rsid="00250124" officeooo:paragraph-rsid="001fe619"/>
    </style:style>
    <style:style style:name="P60" style:family="paragraph" style:parent-style-name="Standard" style:list-style-name="L17">
      <style:text-properties style:font-name="Calibri2" officeooo:rsid="00250124" officeooo:paragraph-rsid="00250124"/>
    </style:style>
    <style:style style:name="P61" style:family="paragraph" style:parent-style-name="Standard" style:list-style-name="L11">
      <style:text-properties style:font-name="Calibri2"/>
    </style:style>
    <style:style style:name="P62" style:family="paragraph" style:parent-style-name="Standard" style:list-style-name="L12">
      <style:text-properties style:font-name="Calibri2" officeooo:paragraph-rsid="0015abd1"/>
    </style:style>
    <style:style style:name="P63" style:family="paragraph" style:parent-style-name="Standard" style:list-style-name="L12">
      <style:text-properties style:font-name="Calibri2" officeooo:rsid="0015abd1" officeooo:paragraph-rsid="0015abd1"/>
    </style:style>
    <style:style style:name="P64" style:family="paragraph" style:parent-style-name="Standard" style:list-style-name="L13">
      <style:text-properties style:font-name="Calibri2" officeooo:paragraph-rsid="00196621"/>
    </style:style>
    <style:style style:name="P65" style:family="paragraph" style:parent-style-name="Standard" style:list-style-name="L13">
      <style:text-properties style:font-name="Calibri2" officeooo:paragraph-rsid="0016c9d3"/>
    </style:style>
    <style:style style:name="P66" style:family="paragraph" style:parent-style-name="Standard" style:list-style-name="L17">
      <style:text-properties style:font-name="Calibri2" officeooo:paragraph-rsid="00250124"/>
    </style:style>
    <style:style style:name="P67" style:family="paragraph" style:parent-style-name="Standard" style:list-style-name="L23">
      <style:text-properties style:font-name="Calibri2" officeooo:paragraph-rsid="001c683b"/>
    </style:style>
    <style:style style:name="P68" style:family="paragraph" style:parent-style-name="Standard" style:list-style-name="L34">
      <style:text-properties style:font-name="Calibri2" officeooo:paragraph-rsid="001d9956"/>
    </style:style>
    <style:style style:name="P69" style:family="paragraph" style:parent-style-name="Standard" style:list-style-name="L4">
      <style:text-properties officeooo:paragraph-rsid="00127c64"/>
    </style:style>
    <style:style style:name="P70" style:family="paragraph" style:parent-style-name="Standard" style:list-style-name="L8"/>
    <style:style style:name="P71" style:family="paragraph" style:parent-style-name="Standard" style:list-style-name="L9">
      <style:text-properties officeooo:paragraph-rsid="00132c56"/>
    </style:style>
    <style:style style:name="P72" style:family="paragraph" style:parent-style-name="Standard" style:list-style-name="L11"/>
    <style:style style:name="P73" style:family="paragraph" style:parent-style-name="Standard" style:list-style-name="L11">
      <style:text-properties officeooo:paragraph-rsid="001fe619"/>
    </style:style>
    <style:style style:name="P74" style:family="paragraph" style:parent-style-name="Standard" style:list-style-name="L12">
      <style:text-properties officeooo:paragraph-rsid="0015abd1"/>
    </style:style>
    <style:style style:name="P75" style:family="paragraph" style:parent-style-name="Standard" style:list-style-name="L13">
      <style:text-properties officeooo:paragraph-rsid="0016c9d3"/>
    </style:style>
    <style:style style:name="P76" style:family="paragraph" style:parent-style-name="Standard" style:list-style-name="L15">
      <style:text-properties officeooo:paragraph-rsid="0016c9d3"/>
    </style:style>
    <style:style style:name="P77" style:family="paragraph" style:parent-style-name="Standard" style:list-style-name="L23"/>
    <style:style style:name="P78" style:family="paragraph" style:parent-style-name="Standard" style:list-style-name="L12" style:master-page-name="">
      <style:paragraph-properties style:page-number="auto"/>
      <style:text-properties style:font-name="Calibri2" officeooo:paragraph-rsid="0013ea39"/>
    </style:style>
    <style:style style:name="P79" style:family="paragraph" style:parent-style-name="Standard" style:list-style-name="L12" style:master-page-name="">
      <style:paragraph-properties style:page-number="auto"/>
      <style:text-properties style:font-name="Calibri2" officeooo:rsid="0015abd1" officeooo:paragraph-rsid="0015abd1"/>
    </style:style>
    <style:style style:name="P80" style:family="paragraph" style:parent-style-name="Text_20_body" style:list-style-name="L1">
      <style:paragraph-properties fo:line-height="150%"/>
      <style:text-properties style:font-name="Calibri2" fo:font-style="normal" officeooo:rsid="00101892" officeooo:paragraph-rsid="00101892" style:font-style-asian="normal" style:font-style-complex="normal"/>
    </style:style>
    <style:style style:name="P81" style:family="paragraph" style:parent-style-name="Text_20_body" style:list-style-name="L1">
      <style:paragraph-properties fo:line-height="150%"/>
      <style:text-properties style:font-name="Calibri2" fo:font-style="normal" officeooo:rsid="000eebca" officeooo:paragraph-rsid="00101892" style:font-style-asian="normal" style:font-style-complex="normal"/>
    </style:style>
    <style:style style:name="P82" style:family="paragraph" style:parent-style-name="Text_20_body" style:list-style-name="L1">
      <style:paragraph-properties fo:line-height="150%"/>
      <style:text-properties style:font-name="Calibri2" fo:font-style="normal" officeooo:rsid="000eebca" officeooo:paragraph-rsid="001088c4" style:font-style-asian="normal" style:font-style-complex="normal"/>
    </style:style>
    <style:style style:name="P83" style:family="paragraph" style:parent-style-name="Text_20_body" style:list-style-name="L1">
      <style:paragraph-properties fo:line-height="150%"/>
      <style:text-properties style:font-name="Calibri2" officeooo:paragraph-rsid="000eebca"/>
    </style:style>
    <style:style style:name="P84" style:family="paragraph" style:parent-style-name="Text_20_body" style:list-style-name="L6">
      <style:text-properties style:font-name="Calibri2" fo:background-color="transparent"/>
    </style:style>
    <style:style style:name="P85" style:family="paragraph" style:parent-style-name="Text_20_body" style:list-style-name="L16">
      <style:text-properties style:font-name="Calibri2" officeooo:paragraph-rsid="00132c56"/>
    </style:style>
    <style:style style:name="P86" style:family="paragraph" style:parent-style-name="Text_20_body" style:list-style-name="L17">
      <style:text-properties style:font-name="Calibri2"/>
    </style:style>
    <style:style style:name="P87" style:family="paragraph" style:parent-style-name="Text_20_body" style:list-style-name="L18">
      <style:text-properties style:font-name="Calibri2"/>
    </style:style>
    <style:style style:name="P88" style:family="paragraph" style:parent-style-name="Text_20_body" style:list-style-name="L19">
      <style:text-properties style:font-name="Calibri2"/>
    </style:style>
    <style:style style:name="P89" style:family="paragraph" style:parent-style-name="Text_20_body" style:list-style-name="L20">
      <style:text-properties style:font-name="Calibri2"/>
    </style:style>
    <style:style style:name="P90" style:family="paragraph" style:parent-style-name="Text_20_body" style:list-style-name="L21">
      <style:text-properties style:font-name="Calibri2"/>
    </style:style>
    <style:style style:name="P91" style:family="paragraph" style:parent-style-name="Text_20_body" style:list-style-name="L22">
      <style:text-properties style:font-name="Calibri2" officeooo:paragraph-rsid="00196621"/>
    </style:style>
    <style:style style:name="P92" style:family="paragraph" style:parent-style-name="Text_20_body" style:list-style-name="L23">
      <style:text-properties style:font-name="Calibri2" officeooo:rsid="00196621" officeooo:paragraph-rsid="001c683b"/>
    </style:style>
    <style:style style:name="P93" style:family="paragraph" style:parent-style-name="Text_20_body" style:list-style-name="L23">
      <style:text-properties style:font-name="Calibri2" officeooo:paragraph-rsid="001c683b"/>
    </style:style>
    <style:style style:name="P94" style:family="paragraph" style:parent-style-name="Text_20_body" style:list-style-name="L23">
      <style:text-properties style:font-name="Calibri2" fo:font-style="italic" officeooo:paragraph-rsid="001c683b"/>
    </style:style>
    <style:style style:name="P95" style:family="paragraph" style:parent-style-name="Text_20_body" style:list-style-name="L24">
      <style:text-properties style:font-name="Calibri2"/>
    </style:style>
    <style:style style:name="P96" style:family="paragraph" style:parent-style-name="Text_20_body" style:list-style-name="L25">
      <style:text-properties style:font-name="Calibri2"/>
    </style:style>
    <style:style style:name="P97" style:family="paragraph" style:parent-style-name="Text_20_body" style:list-style-name="L26">
      <style:text-properties style:font-name="Calibri2"/>
    </style:style>
    <style:style style:name="P98" style:family="paragraph" style:parent-style-name="Text_20_body" style:list-style-name="L27">
      <style:text-properties style:font-name="Calibri2"/>
    </style:style>
    <style:style style:name="P99" style:family="paragraph" style:parent-style-name="Text_20_body" style:list-style-name="L28">
      <style:text-properties style:font-name="Calibri2"/>
    </style:style>
    <style:style style:name="P100" style:family="paragraph" style:parent-style-name="Text_20_body" style:list-style-name="L29">
      <style:text-properties style:font-name="Calibri2"/>
    </style:style>
    <style:style style:name="P101" style:family="paragraph" style:parent-style-name="Text_20_body" style:list-style-name="L30">
      <style:text-properties style:font-name="Calibri2"/>
    </style:style>
    <style:style style:name="P102" style:family="paragraph" style:parent-style-name="Text_20_body" style:list-style-name="L31">
      <style:text-properties style:font-name="Calibri2"/>
    </style:style>
    <style:style style:name="P103" style:family="paragraph" style:parent-style-name="Text_20_body" style:list-style-name="L32">
      <style:text-properties style:font-name="Calibri2"/>
    </style:style>
    <style:style style:name="P104" style:family="paragraph" style:parent-style-name="Text_20_body" style:list-style-name="L33">
      <style:text-properties style:font-name="Calibri2"/>
    </style:style>
    <style:style style:name="P105" style:family="paragraph" style:parent-style-name="Text_20_body" style:list-style-name="L35">
      <style:text-properties style:font-name="Calibri2" officeooo:paragraph-rsid="001d9956"/>
    </style:style>
    <style:style style:name="P106" style:family="paragraph" style:parent-style-name="Text_20_body" style:list-style-name="L36">
      <style:text-properties style:font-name="Calibri2" fo:font-weight="bold" officeooo:rsid="001f9107" officeooo:paragraph-rsid="001f9107" style:font-weight-asian="bold" style:font-weight-complex="bold"/>
    </style:style>
    <style:style style:name="P107" style:family="paragraph" style:parent-style-name="Text_20_body" style:list-style-name="L36">
      <style:text-properties style:font-name="Calibri2" officeooo:paragraph-rsid="001f9107"/>
    </style:style>
    <style:style style:name="P108" style:family="paragraph" style:parent-style-name="Text_20_body" style:list-style-name="L37">
      <style:text-properties style:font-name="Calibri2" officeooo:paragraph-rsid="001d9956"/>
    </style:style>
    <style:style style:name="P109" style:family="paragraph" style:parent-style-name="Text_20_body" style:list-style-name="L38">
      <style:text-properties style:font-name="Calibri2"/>
    </style:style>
    <style:style style:name="P110" style:family="paragraph" style:parent-style-name="Text_20_body" style:list-style-name="L39">
      <style:text-properties style:font-name="Calibri2"/>
    </style:style>
    <style:style style:name="P111" style:family="paragraph" style:parent-style-name="Text_20_body" style:list-style-name="L40">
      <style:text-properties style:font-name="Calibri2"/>
    </style:style>
    <style:style style:name="P112" style:family="paragraph" style:parent-style-name="Text_20_body" style:list-style-name="L41">
      <style:text-properties style:font-name="Calibri2"/>
    </style:style>
    <style:style style:name="P113" style:family="paragraph" style:parent-style-name="Text_20_body" style:list-style-name="L42">
      <style:text-properties style:font-name="Calibri2"/>
    </style:style>
    <style:style style:name="P114" style:family="paragraph" style:parent-style-name="Text_20_body" style:list-style-name="L43">
      <style:text-properties style:font-name="Calibri2"/>
    </style:style>
    <style:style style:name="P115" style:family="paragraph" style:parent-style-name="Text_20_body" style:list-style-name="L1">
      <style:paragraph-properties fo:line-height="150%"/>
      <style:text-properties officeooo:paragraph-rsid="00101892"/>
    </style:style>
    <style:style style:name="P116" style:family="paragraph" style:parent-style-name="Text_20_body" style:list-style-name="L14">
      <style:text-properties officeooo:paragraph-rsid="00196621"/>
    </style:style>
    <style:style style:name="P117" style:family="paragraph" style:parent-style-name="Text_20_body" style:list-style-name="L16">
      <style:text-properties officeooo:paragraph-rsid="00132c56"/>
    </style:style>
    <style:style style:name="P118" style:family="paragraph" style:parent-style-name="Text_20_body">
      <style:text-properties officeooo:rsid="0029828f" officeooo:paragraph-rsid="0029828f"/>
    </style:style>
    <style:style style:name="P119" style:family="paragraph" style:parent-style-name="Text_20_body">
      <style:text-properties officeooo:rsid="0029828f" officeooo:paragraph-rsid="002c7e0f"/>
    </style:style>
    <style:style style:name="P120" style:family="paragraph" style:parent-style-name="Heading_20_1">
      <style:paragraph-properties fo:text-align="center" style:justify-single-word="false"/>
    </style:style>
    <style:style style:name="P121" style:family="paragraph" style:parent-style-name="Heading_20_1">
      <style:paragraph-properties fo:text-align="center" style:justify-single-word="false"/>
      <style:text-properties style:text-underline-style="none" officeooo:paragraph-rsid="00196621"/>
    </style:style>
    <style:style style:name="P122" style:family="paragraph" style:parent-style-name="Heading_20_1">
      <style:text-properties style:font-name="Liberation Sans"/>
    </style:style>
    <style:style style:name="P123" style:family="paragraph" style:parent-style-name="Heading_20_1">
      <style:text-properties style:font-name="Liberation Sans" officeooo:rsid="001c683b" officeooo:paragraph-rsid="001c683b"/>
    </style:style>
    <style:style style:name="P124" style:family="paragraph" style:parent-style-name="Heading_20_2">
      <style:text-properties style:font-name="Calibri2"/>
    </style:style>
    <style:style style:name="P125" style:family="paragraph" style:parent-style-name="Heading_20_2">
      <style:text-properties style:font-name="Calibri2" fo:font-weight="bold"/>
    </style:style>
    <style:style style:name="P126" style:family="paragraph" style:parent-style-name="Heading_20_3">
      <style:text-properties style:font-name="Calibri" fo:font-weight="bold" style:font-name-asian="Microsoft YaHei" style:font-weight-asian="bold" style:font-name-complex="Mangal" style:font-weight-complex="bold"/>
    </style:style>
    <style:style style:name="P127" style:family="paragraph" style:parent-style-name="Heading_20_3">
      <style:text-properties fo:font-weight="bold"/>
    </style:style>
    <style:style style:name="P128" style:family="paragraph" style:parent-style-name="Heading_20_3">
      <style:text-properties officeooo:paragraph-rsid="0015abd1"/>
    </style:style>
    <style:style style:name="P129" style:family="paragraph" style:parent-style-name="Heading_20_3">
      <style:text-properties officeooo:paragraph-rsid="00196621"/>
    </style:style>
    <style:style style:name="P130" style:family="paragraph" style:parent-style-name="Heading_20_3">
      <style:text-properties style:font-name="Calibri2" fo:font-weight="bold"/>
    </style:style>
    <style:style style:name="P131" style:family="paragraph" style:parent-style-name="Heading_20_3">
      <style:text-properties style:font-name="Calibri2" officeooo:rsid="001c683b"/>
    </style:style>
    <style:style style:name="T1" style:family="text">
      <style:text-properties officeooo:rsid="0022e883"/>
    </style:style>
    <style:style style:name="T2" style:family="text">
      <style:text-properties style:font-name="Calibri2"/>
    </style:style>
    <style:style style:name="T3" style:family="text">
      <style:text-properties style:font-name="Calibri2" fo:font-style="normal" officeooo:rsid="000eebca" style:font-style-asian="normal" style:font-style-complex="normal"/>
    </style:style>
    <style:style style:name="T4" style:family="text">
      <style:text-properties style:font-name="Calibri2" officeooo:rsid="000eebca"/>
    </style:style>
    <style:style style:name="T5" style:family="text">
      <style:text-properties style:font-name="Calibri2" fo:font-weight="bold"/>
    </style:style>
    <style:style style:name="T6" style:family="text">
      <style:text-properties style:font-name="Calibri2" fo:font-weight="bold" style:font-weight-asian="bold" style:font-weight-complex="bold"/>
    </style:style>
    <style:style style:name="T7" style:family="text">
      <style:text-properties style:font-name="Calibri2" officeooo:rsid="00127c64"/>
    </style:style>
    <style:style style:name="T8" style:family="text">
      <style:text-properties style:font-name="Calibri2" officeooo:rsid="00132c56"/>
    </style:style>
    <style:style style:name="T9" style:family="text">
      <style:text-properties style:font-name="Calibri2" officeooo:rsid="0013ea39"/>
    </style:style>
    <style:style style:name="T10" style:family="text">
      <style:text-properties style:font-name="Calibri2" officeooo:rsid="0015abd1"/>
    </style:style>
    <style:style style:name="T11" style:family="text">
      <style:text-properties style:font-name="Calibri2" officeooo:rsid="0016c9d3"/>
    </style:style>
    <style:style style:name="T12" style:family="text">
      <style:text-properties style:font-name="Calibri2" fo:font-style="italic"/>
    </style:style>
    <style:style style:name="T13" style:family="text">
      <style:text-properties style:font-name="Calibri2" fo:font-style="italic" officeooo:rsid="0025ae7d"/>
    </style:style>
    <style:style style:name="T14" style:family="text">
      <style:text-properties style:font-name="Calibri2" officeooo:rsid="001b7c7c"/>
    </style:style>
    <style:style style:name="T15" style:family="text">
      <style:text-properties style:font-name="Calibri2" officeooo:rsid="001fe619"/>
    </style:style>
    <style:style style:name="T16" style:family="text">
      <style:text-properties style:font-name="Calibri2" officeooo:rsid="00250124"/>
    </style:style>
    <style:style style:name="T17" style:family="text">
      <style:text-properties style:font-name="Calibri2" officeooo:rsid="0027aa68"/>
    </style:style>
    <style:style style:name="T18" style:family="text">
      <style:text-properties officeooo:rsid="000eebca"/>
    </style:style>
    <style:style style:name="T19" style:family="text">
      <style:text-properties fo:font-style="italic" style:font-style-asian="italic" style:font-style-complex="italic"/>
    </style:style>
    <style:style style:name="T20" style:family="text">
      <style:text-properties fo:font-style="italic" officeooo:rsid="000eebca" style:font-style-asian="italic" style:font-style-complex="italic"/>
    </style:style>
    <style:style style:name="T21" style:family="text">
      <style:text-properties fo:font-style="italic" officeooo:rsid="001088c4" style:font-style-asian="italic" style:font-style-complex="italic"/>
    </style:style>
    <style:style style:name="T22" style:family="text">
      <style:text-properties fo:font-style="italic" officeooo:rsid="0010bcb0" style:font-style-asian="italic" style:font-style-complex="italic"/>
    </style:style>
    <style:style style:name="T23" style:family="text">
      <style:text-properties fo:font-style="italic" officeooo:rsid="00127c64" style:font-style-asian="italic" style:font-style-complex="italic"/>
    </style:style>
    <style:style style:name="T24" style:family="text">
      <style:text-properties fo:font-style="italic" fo:font-weight="normal" officeooo:rsid="0010bcb0" style:font-style-asian="italic" style:font-weight-asian="normal" style:font-style-complex="italic" style:font-weight-complex="normal"/>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088c4" style:font-weight-asian="bold" style:font-weight-complex="bold"/>
    </style:style>
    <style:style style:name="T28" style:family="text">
      <style:text-properties fo:font-weight="bold" officeooo:rsid="0010bcb0" style:font-weight-asian="bold" style:font-weight-complex="bold"/>
    </style:style>
    <style:style style:name="T29" style:family="text">
      <style:text-properties fo:font-weight="bold" officeooo:rsid="001f9107" style:font-weight-asian="bold" style:font-weight-complex="bold"/>
    </style:style>
    <style:style style:name="T30" style:family="text">
      <style:text-properties fo:font-weight="bold" officeooo:rsid="0027aa68" style:font-weight-asian="bold" style:font-weight-complex="bold"/>
    </style:style>
    <style:style style:name="T31" style:family="text">
      <style:text-properties style:text-position="33% 80%" fo:font-weight="bold" style:font-weight-asian="bold" style:font-weight-complex="bold"/>
    </style:style>
    <style:style style:name="T32" style:family="text">
      <style:text-properties fo:font-style="normal" style:text-underline-style="solid" style:text-underline-width="auto" style:text-underline-color="font-color" fo:font-weight="bold" officeooo:rsid="000eebca" style:font-style-asian="normal" style:font-style-complex="normal"/>
    </style:style>
    <style:style style:name="T33" style:family="text">
      <style:text-properties fo:font-style="normal" style:text-underline-style="solid" style:text-underline-width="auto" style:text-underline-color="font-color" officeooo:rsid="000eebca" style:font-style-asian="normal" style:font-style-complex="normal"/>
    </style:style>
    <style:style style:name="T34" style:family="text">
      <style:text-properties fo:font-style="normal" officeooo:rsid="000eebca" style:font-style-asian="normal" style:font-style-complex="normal"/>
    </style:style>
    <style:style style:name="T35" style:family="text">
      <style:text-properties fo:font-style="normal" officeooo:rsid="00101892" style:font-style-asian="normal" style:font-style-complex="normal"/>
    </style:style>
    <style:style style:name="T36" style:family="text">
      <style:text-properties fo:font-style="normal" officeooo:rsid="001088c4"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1088c4" style:font-style-asian="normal" style:font-weight-asian="bold" style:font-style-complex="normal" style:font-weight-complex="bold"/>
    </style:style>
    <style:style style:name="T39" style:family="text">
      <style:text-properties fo:font-style="normal" fo:font-weight="bold" officeooo:rsid="00196621" style:font-style-asian="normal" style:font-style-complex="normal"/>
    </style:style>
    <style:style style:name="T40" style:family="text">
      <style:text-properties fo:font-style="normal" fo:font-weight="bold" officeooo:rsid="001af10e" style:font-style-asian="normal" style:font-style-complex="normal"/>
    </style:style>
    <style:style style:name="T41" style:family="text">
      <style:text-properties fo:font-style="normal" fo:font-weight="normal" officeooo:rsid="001088c4" style:font-style-asian="normal" style:font-weight-asian="normal" style:font-style-complex="normal" style:font-weight-complex="normal"/>
    </style:style>
    <style:style style:name="T42" style:family="text">
      <style:text-properties officeooo:rsid="001088c4"/>
    </style:style>
    <style:style style:name="T43" style:family="text">
      <style:text-properties fo:font-weight="normal" officeooo:rsid="001f9107" style:font-weight-asian="normal" style:font-weight-complex="normal"/>
    </style:style>
    <style:style style:name="T44" style:family="text">
      <style:text-properties officeooo:rsid="0010bcb0"/>
    </style:style>
    <style:style style:name="T45" style:family="text">
      <style:text-properties style:font-name="Calibri" fo:font-weight="bold" style:font-name-asian="Microsoft YaHei" style:font-weight-asian="bold" style:font-name-complex="Mangal" style:font-weight-complex="bold"/>
    </style:style>
    <style:style style:name="T46" style:family="text">
      <style:text-properties style:font-name="Calibri" fo:font-weight="bold" officeooo:rsid="0010bcb0" style:font-name-asian="Microsoft YaHei" style:font-weight-asian="bold" style:font-name-complex="Mangal" style:font-weight-complex="bold"/>
    </style:style>
    <style:style style:name="T47" style:family="text">
      <style:text-properties officeooo:rsid="00127c64"/>
    </style:style>
    <style:style style:name="T48" style:family="text">
      <style:text-properties officeooo:rsid="00132c56"/>
    </style:style>
    <style:style style:name="T49" style:family="text">
      <style:text-properties style:text-line-through-style="solid" style:text-line-through-type="single" style:font-name="Calibri2"/>
    </style:style>
    <style:style style:name="T50" style:family="text">
      <style:text-properties style:text-line-through-style="solid" style:text-line-through-type="single" style:font-name="Calibri2" officeooo:rsid="00132c56"/>
    </style:style>
    <style:style style:name="T51" style:family="text">
      <style:text-properties officeooo:rsid="0013ea39"/>
    </style:style>
    <style:style style:name="T52" style:family="text">
      <style:text-properties style:text-outline="false" style:text-line-through-style="none" style:text-line-through-type="none" fo:font-style="normal" fo:text-shadow="none" style:text-underline-style="none" style:font-style-asian="normal" style:text-emphasize="none"/>
    </style:style>
    <style:style style:name="T53" style:family="text">
      <style:text-properties style:text-outline="false" style:text-line-through-style="none" style:text-line-through-type="none" fo:font-style="normal" fo:text-shadow="none" style:text-underline-style="none" officeooo:rsid="0015abd1" style:font-style-asian="normal" style:text-emphasize="none"/>
    </style:style>
    <style:style style:name="T54" style:family="text">
      <style:text-properties officeooo:rsid="001c683b"/>
    </style:style>
    <style:style style:name="T55" style:family="text">
      <style:text-properties officeooo:rsid="001f9107"/>
    </style:style>
    <style:style style:name="T56" style:family="text">
      <style:text-properties officeooo:rsid="00250124"/>
    </style:style>
    <style:style style:name="T57" style:family="text">
      <style:text-properties officeooo:rsid="0025f107"/>
    </style:style>
    <style:style style:name="T58" style:family="text">
      <style:text-properties officeooo:rsid="00271ad0"/>
    </style:style>
    <style:style style:name="T59" style:family="text">
      <style:text-properties officeooo:rsid="0027aa68"/>
    </style:style>
    <style:style style:name="T60" style:family="text">
      <style:text-properties officeooo:rsid="002aaca3"/>
    </style:style>
    <style:style style:name="T61" style:family="text">
      <style:text-properties officeooo:rsid="002c7e0f"/>
    </style:style>
    <style:style style:name="Sect1" style:family="section">
      <style:section-properties fo:margin-left="0mm" fo:margin-right="0mm" style:editable="false">
        <style:columns fo:column-count="1" fo:column-gap="0mm"/>
      </style:section-properties>
    </style:style>
    <style:style style:name="Sect2" style:family="section">
      <style:section-properties style:editable="false">
        <style:columns fo:column-count="1" fo:column-gap="0m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space-before="13.83mm" text:min-label-width="4.99mm"/>
      </text:list-level-style-bullet>
      <text:list-level-style-bullet text:level="2" text:style-name="Bullet_20_Symbols" style:num-suffix="." text:bullet-char="•">
        <style:list-level-properties text:space-before="26.3mm" text:min-label-width="4.99mm"/>
      </text:list-level-style-bullet>
      <text:list-level-style-bullet text:level="3" text:style-name="Bullet_20_Symbols" style:num-suffix="." text:bullet-char="•">
        <style:list-level-properties text:space-before="38.77mm" text:min-label-width="4.99mm"/>
      </text:list-level-style-bullet>
      <text:list-level-style-bullet text:level="4" text:style-name="Bullet_20_Symbols" style:num-suffix="." text:bullet-char="•">
        <style:list-level-properties text:space-before="51.24mm" text:min-label-width="4.99mm"/>
      </text:list-level-style-bullet>
      <text:list-level-style-bullet text:level="5" text:style-name="Bullet_20_Symbols" style:num-suffix="." text:bullet-char="•">
        <style:list-level-properties text:space-before="63.71mm" text:min-label-width="4.99mm"/>
      </text:list-level-style-bullet>
      <text:list-level-style-bullet text:level="6" text:style-name="Bullet_20_Symbols" style:num-suffix="." text:bullet-char="•">
        <style:list-level-properties text:space-before="76.18mm" text:min-label-width="4.99mm"/>
      </text:list-level-style-bullet>
      <text:list-level-style-bullet text:level="7" text:style-name="Bullet_20_Symbols" style:num-suffix="." text:bullet-char="•">
        <style:list-level-properties text:space-before="88.65mm" text:min-label-width="4.99mm"/>
      </text:list-level-style-bullet>
      <text:list-level-style-bullet text:level="8" text:style-name="Bullet_20_Symbols" style:num-suffix="." text:bullet-char="•">
        <style:list-level-properties text:space-before="101.13mm" text:min-label-width="4.99mm"/>
      </text:list-level-style-bullet>
      <text:list-level-style-bullet text:level="9" text:style-name="Bullet_20_Symbols" style:num-suffix="." text:bullet-char="•">
        <style:list-level-properties text:space-before="113.6mm" text:min-label-width="4.99mm"/>
      </text:list-level-style-bullet>
      <text:list-level-style-bullet text:level="10" text:style-name="Bullet_20_Symbols" style:num-suffix="." text:bullet-char="•">
        <style:list-level-properties text:space-before="126.07mm" text:min-label-width="4.99m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SEDAS Mapping - How To Guides</text:p>
      <text:p text:style-name="P3"/>
      <text:section text:style-name="Sect1" text:name="Bereich1">
        <text:p text:style-name="P5"><text:bookmark text:name="magicdomid158"/>In general the process and template provided should be easily understandable and comprehensive. <text:span text:style-name="T18">Following these steps, you should get good results. Follow the first steps first, and then read the the section on how to use the Template. The section on the segments of the Template is not required, but useful to read, as the Template is very much self-explanatory. Enjoy the process, go with the flow. Have a good mapping experience of inspiration and amazement about the depth and multitude, the Social and Solidarity Economy already has all over Europe.</text:span></text:p>
        <text:p text:style-name="P35"/>
        <text:table-of-content text:style-name="Sect2"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43"><text:a xlink:type="simple" xlink:href="#__RefHeading___Toc287_154840920" text:style-name="Index_20_Link" text:visited-style-name="Index_20_Link">The Data Collection Process<text:tab/>2</text:a></text:p>
            <text:p text:style-name="P42"><text:a xlink:type="simple" xlink:href="#__RefHeading___Toc259_154840920" text:style-name="Index_20_Link" text:visited-style-name="Index_20_Link">First STEPS:<text:tab/>2</text:a></text:p>
            <text:p text:style-name="P42"><text:a xlink:type="simple" xlink:href="#__RefHeading___Toc129_154840920" text:style-name="Index_20_Link" text:visited-style-name="Index_20_Link">How to use the Data Collection Template:<text:tab/>2</text:a></text:p>
            <text:p text:style-name="P42"><text:a xlink:type="simple" xlink:href="#__RefHeading___Toc131_154840920" text:style-name="Index_20_Link" text:visited-style-name="Index_20_Link">The Columns in the Template in detail:<text:tab/>3</text:a></text:p>
            <text:p text:style-name="P44"><text:a xlink:type="simple" xlink:href="#__RefHeading___Toc133_154840920" text:style-name="Index_20_Link" text:visited-style-name="Index_20_Link">In general:<text:tab/>3</text:a></text:p>
            <text:p text:style-name="P44"><text:a xlink:type="simple" xlink:href="#__RefHeading___Toc135_154840920" text:style-name="Index_20_Link" text:visited-style-name="Index_20_Link">Name (Column A)<text:tab/>3</text:a></text:p>
            <text:p text:style-name="P44"><text:a xlink:type="simple" xlink:href="#__RefHeading___Toc137_154840920" text:style-name="Index_20_Link" text:visited-style-name="Index_20_Link">Address Data (Columns B-F)<text:tab/>3</text:a></text:p>
            <text:p text:style-name="P44"><text:a xlink:type="simple" xlink:href="#__RefHeading___Toc139_154840920" text:style-name="Index_20_Link" text:visited-style-name="Index_20_Link">POI Classification (Column G)<text:tab/>4</text:a></text:p>
            <text:p text:style-name="P44"><text:a xlink:type="simple" xlink:href="#__RefHeading___Toc141_154840920" text:style-name="Index_20_Link" text:visited-style-name="Index_20_Link">Short Descriptions (Columns AD,AE)<text:tab/>4</text:a></text:p>
            <text:p text:style-name="P44"><text:a xlink:type="simple" xlink:href="#__RefHeading___Toc143_154840920" text:style-name="Index_20_Link" text:visited-style-name="Index_20_Link">Images for POI (columns AF, for license AG,AH)<text:tab/>4</text:a></text:p>
            <text:p text:style-name="P44"><text:a xlink:type="simple" xlink:href="#__RefHeading___Toc145_154840920" text:style-name="Index_20_Link" text:visited-style-name="Index_20_Link">Contact Information (columns AI-AN):<text:tab/>5</text:a></text:p>
            <text:p text:style-name="P44"><text:a xlink:type="simple" xlink:href="#__RefHeading___Toc318_154840920" text:style-name="Index_20_Link" text:visited-style-name="Index_20_Link">Opening Hours (Column AO):<text:tab/>5</text:a></text:p>
            <text:p text:style-name="P44"><text:a xlink:type="simple" xlink:href="#__RefHeading___Toc147_154840920" text:style-name="Index_20_Link" text:visited-style-name="Index_20_Link">Organic/fair trade/regional (Columns AP-AR):<text:tab/>5</text:a></text:p>
            <text:p text:style-name="P44"><text:a xlink:type="simple" xlink:href="#__RefHeading___Toc149_154840920" text:style-name="Index_20_Link" text:visited-style-name="Index_20_Link">SSEDAS tags (Columns AS-AU):<text:tab/>5</text:a></text:p>
            <text:p text:style-name="P44"><text:a xlink:type="simple" xlink:href="#__RefHeading___Toc151_154840920" text:style-name="Index_20_Link" text:visited-style-name="Index_20_Link">Coordinates (Columns AV, AW)<text:tab/>6</text:a></text:p>
            <text:p text:style-name="P42"><text:a xlink:type="simple" xlink:href="#__RefHeading___Toc153_154840920" text:style-name="Index_20_Link" text:visited-style-name="Index_20_Link">Glossary:<text:tab/>7</text:a></text:p>
            <text:p text:style-name="P43"><text:a xlink:type="simple" xlink:href="#__RefHeading___Toc273_154840920" text:style-name="Index_20_Link" text:visited-style-name="Index_20_Link">Important Annexes:<text:tab/>7</text:a></text:p>
            <text:p text:style-name="P43"><text:a xlink:type="simple" xlink:href="#__RefHeading___Toc285_154840920" text:style-name="Index_20_Link" text:visited-style-name="Index_20_Link">Image collection guide for SSEDAS<text:tab/>7</text:a></text:p>
            <text:p text:style-name="P44"><text:a xlink:type="simple" xlink:href="#__RefHeading___Toc275_154840920" text:style-name="Index_20_Link" text:visited-style-name="Index_20_Link">Technical and content criteria (quality of the image):<text:tab/>7</text:a></text:p>
            <text:p text:style-name="P44"><text:a xlink:type="simple" xlink:href="#__RefHeading___Toc277_154840920" text:style-name="Index_20_Link" text:visited-style-name="Index_20_Link">Rights to publish under a free license:<text:tab/>8</text:a></text:p>
            <text:p text:style-name="P44"><text:a xlink:type="simple" xlink:href="#__RefHeading___Toc279_154840920" text:style-name="Index_20_Link" text:visited-style-name="Index_20_Link">Types of License:<text:tab/>8</text:a></text:p>
            <text:p text:style-name="P42"><text:a xlink:type="simple" xlink:href="#__RefHeading___Toc281_154840920" text:style-name="Index_20_Link" text:visited-style-name="Index_20_Link">Collect images from the Initiatives:<text:tab/>8</text:a></text:p>
            <text:p text:style-name="P44"><text:a xlink:type="simple" xlink:href="#__RefHeading___Toc300_154840920" text:style-name="Index_20_Link" text:visited-style-name="Index_20_Link">For each image, do:<text:tab/>8</text:a></text:p>
            <text:p text:style-name="P44"><text:a xlink:type="simple" xlink:href="#__RefHeading___Toc283_154840920" text:style-name="Index_20_Link" text:visited-style-name="Index_20_Link">Naming, storing and sending images:<text:tab/>8</text:a></text:p>
            <text:p text:style-name="P44"><text:a xlink:type="simple" xlink:href="#__RefHeading___Toc302_154840920" text:style-name="Index_20_Link" text:visited-style-name="Index_20_Link">Other possibilities for storing images:<text:tab/>9</text:a></text:p>
            <text:p text:style-name="P43"><text:a xlink:type="simple" xlink:href="#__RefHeading___Toc320_154840920" text:style-name="Index_20_Link" text:visited-style-name="Index_20_Link">Contact data publishing-guide for SSEDAS<text:tab/>9</text:a></text:p>
            <text:p text:style-name="P43"><text:a xlink:type="simple" xlink:href="#__RefHeading___Toc306_154840920" text:style-name="Index_20_Link" text:visited-style-name="Index_20_Link">Terms of Data contribution and Data licensing agreement for SSEDAS<text:tab/>10</text:a></text:p>
            <text:p text:style-name="P44"><text:a xlink:type="simple" xlink:href="#__RefHeading___Toc308_154840920" text:style-name="Index_20_Link" text:visited-style-name="Index_20_Link">Terms of Map-Data contribution:<text:tab/>10</text:a></text:p>
            <text:p text:style-name="P44"><text:a xlink:type="simple" xlink:href="#__RefHeading___Toc310_154840920" text:style-name="Index_20_Link" text:visited-style-name="Index_20_Link">Responsibility of each contributing SSEDAS Partner: <text:tab/>10</text:a></text:p>
            <text:p text:style-name="P44"><text:a xlink:type="simple" xlink:href="#__RefHeading___Toc312_154840920" text:style-name="Index_20_Link" text:visited-style-name="Index_20_Link">Waiver<text:tab/>11</text:a></text:p>
          </text:index-body>
        </text:table-of-content>
        <text:p text:style-name="P35"><text:soft-page-break/></text:p>
        <text:p text:style-name="P4"/>
        <text:h text:style-name="P120" text:outline-level="1"><text:bookmark-start text:name="__RefHeading___Toc287_154840920"/>The Data Collection Process<text:bookmark-end text:name="__RefHeading___Toc287_154840920"/></text:h>
        <text:p text:style-name="P39"/>
        <text:h text:style-name="Heading_20_2" text:outline-level="2"><text:bookmark-start text:name="__RefHeading___Toc259_154840920"/>First S<text:span text:style-name="T56">teps</text:span>:<text:bookmark-end text:name="__RefHeading___Toc259_154840920"/></text:h>
      </text:section>
      <text:section text:style-name="Sect1" text:name="magicdomid9">
        <text:list xml:id="list3328210132652576107" text:style-name="L1">
          <text:list-item>
            <text:p text:style-name="P80">Browse this How To Guide to get an overview on the structure and topics of the guide, if you need it later.</text:p>
          </text:list-item>
          <text:list-item>
            <text:p text:style-name="P81">For some segments, it is important, that you read the respective segment<text:span text:style-name="T42">s first,</text:span> so you know <text:span text:style-name="T42">your</text:span> respective responsibilities:</text:p>
            <text:list>
              <text:list-item>
                <text:p text:style-name="P115"><text:a xlink:type="simple" xlink:href="https://notes.transformap.co/Ixh5Tyk22dw" text:style-name="Internet_20_link" text:visited-style-name="Visited_20_Internet_20_Link"><text:span text:style-name="T3">Image collection guide for SSEDAS</text:span></text:a><text:span text:style-name="T3"> </text:span></text:p>
              </text:list-item>
              <text:list-item>
                <text:p text:style-name="P115"><text:a xlink:type="simple" xlink:href="https://notes.transformap.co/6ong6SB5KC6" text:style-name="Internet_20_link" text:visited-style-name="Visited_20_Internet_20_Link"><text:span text:style-name="T3">Data licensing agreement for SSEDAS</text:span></text:a><text:span text:style-name="T3"> </text:span></text:p>
              </text:list-item>
              <text:list-item>
                <text:p text:style-name="P115"><text:a xlink:type="simple" xlink:href="https://notes.transformap.co/ixw4PiMLIJu" text:style-name="Internet_20_link" text:visited-style-name="Visited_20_Internet_20_Link"><text:span text:style-name="T3">contact data publishing guide for SSEDAS</text:span></text:a><text:span text:style-name="T3"> </text:span></text:p>
              </text:list-item>
            </text:list>
          </text:list-item>
          <text:list-item>
            <text:p text:style-name="P115"><text:span text:style-name="T4">Install LibreOffice, if not done already: </text:span><text:a xlink:type="simple" xlink:href="https://www.libreoffice.org/" text:style-name="Internet_20_link" text:visited-style-name="Visited_20_Internet_20_Link"><text:span text:style-name="T4">http</text:span></text:a><text:a xlink:type="simple" xlink:href="https://www.libreoffice.org/" text:style-name="Internet_20_link" text:visited-style-name="Visited_20_Internet_20_Link"><text:span text:style-name="T16">s</text:span></text:a><text:a xlink:type="simple" xlink:href="https://www.libreoffice.org/" text:style-name="Internet_20_link" text:visited-style-name="Visited_20_Internet_20_Link"><text:span text:style-name="T4">://www.libreoffice.org/</text:span></text:a><text:span text:style-name="T4"> </text:span></text:p>
          </text:list-item>
          <text:list-item>
            <text:p text:style-name="P83"><text:span text:style-name="T18">Open the Data Collection Template you were provided in your mailbox, named: <text:line-break/></text:span><text:span text:style-name="T20">„template - SSEDAS Mapping_v.0.15_en_intelligent_empty“</text:span></text:p>
          </text:list-item>
          <text:list-item>
            <text:p text:style-name="P83"><text:span text:style-name="T34">Give it a try, by putting in the first initiative</text:span><text:span text:style-name="T35">s, the template is quite self-explanatory. </text:span><text:span text:style-name="T34"><text:s/></text:span></text:p>
          </text:list-item>
          <text:list-item>
            <text:p text:style-name="P82">If questions arise, revisit the how-to guide, and see if you find the answer right away. </text:p>
          </text:list-item>
          <text:list-item>
            <text:p text:style-name="P82">If you find a question not represented in the how-to guide, please contact us, to answer it, and make it part of the FAQ <text:span text:style-name="T42">Section. You can find the FAQ section here in our Forum “Discourse”: </text:span><text:a xlink:type="simple" xlink:href="https://discourse.transformap.co/c/mapping/ssedas-mapping-faq" text:style-name="Internet_20_link" text:visited-style-name="Visited_20_Internet_20_Link"><text:span text:style-name="T42">https://discourse.transformap.co/c/mapping/ssedas-mapping-faq</text:span></text:a><text:span text:style-name="T42"> </text:span></text:p>
          </text:list-item>
        </text:list>
        <text:p text:style-name="P38"/>
        <text:h text:style-name="Heading_20_2" text:outline-level="2"><text:bookmark-start text:name="__RefHeading___Toc129_154840920"/>How to use the Data Collection Template: <text:bookmark-end text:name="__RefHeading___Toc129_154840920"/></text:h>
        <text:p text:style-name="P12">The template is <text:span text:style-name="T25">intelligent</text:span>. It will mark areas, that are not optional red, if they are not filled. In some cells, there is an input help hint, if you select the cell. For some columns, there is a background color coding giving you feedback on the correctness of your entry. Red means, there is something wrong and this entry will not be accepted. Orange and Yellow are used e.g. if the length of the text is more than recommended.</text:p>
        <text:section text:style-name="Sect1" text:name="magicdomid19">
          <text:p text:style-name="P12"/>
          <text:p text:style-name="P6"/>
          <text:p text:style-name="P6"><text:soft-page-break/><text:span text:style-name="T32">Information on the rows</text:span><text:span text:style-name="T33"> </text:span><text:span text:style-name="T32">in the template:</text:span></text:p>
          <text:section text:style-name="Sect1" text:name="magicdomid33">
            <text:list xml:id="list1752829489403558616" text:style-name="L2">
              <text:list-item>
                <text:p text:style-name="P46">In the <text:span text:style-name="T26">1</text:span><text:span text:style-name="T31">st</text:span><text:span text:style-name="T26"> line</text:span> of the template you find some <text:span text:style-name="T26">description</text:span><text:span text:style-name="T28">s</text:span> to <text:span text:style-name="T44">the</text:span> column<text:span text:style-name="T44">s</text:span>. </text:p>
                <text:p text:style-name="P46"><text:span text:style-name="T44">You also </text:span><text:span text:style-name="T28">find descriptions, if you put the cursor in a field to enter something</text:span><text:span text:style-name="T44">. Give it a try.</text:span></text:p>
              </text:list-item>
            </text:list>
          </text:section>
          <text:section text:style-name="Sect1" text:name="magicdomid34">
            <text:list xml:id="list5257658672541399384" text:style-name="L3">
              <text:list-item>
                <text:p text:style-name="P47">In the <text:span text:style-name="T26">2</text:span><text:span text:style-name="T31">nd</text:span><text:span text:style-name="T26"> line</text:span> you find the <text:span text:style-name="T26">names of each column</text:span>. <text:line-break/><text:span text:style-name="T28">Bold</text:span><text:span text:style-name="T44"> is mandatory. </text:span><text:span text:style-name="T24">Italic </text:span><text:span text:style-name="T44">is optional and encouraged to contribute!</text:span></text:p>
              </text:list-item>
            </text:list>
          </text:section>
          <text:section text:style-name="Sect1" text:name="magicdomid35">
            <text:list xml:id="list162259571265595" text:continue-numbering="true" text:style-name="L3">
              <text:list-item>
                <text:p text:style-name="P48">In the <text:span text:style-name="T26">3</text:span><text:span text:style-name="T31">rd</text:span> you find a random <text:span text:style-name="T26">example</text:span> to have a first impression for how to fill the columns.</text:p>
              </text:list-item>
            </text:list>
          </text:section>
          <text:list xml:id="list162261362025502" text:continue-numbering="true" text:style-name="L3">
            <text:list-item>
              <text:p text:style-name="P49">From the 4th line you can start your collection! </text:p>
            </text:list-item>
          </text:list>
          <text:p text:style-name="P12"/>
          <text:p text:style-name="P12">If you <text:span text:style-name="T42">have already collected data and want to </text:span><text:span text:style-name="T27">copy&amp;</text:span><text:span text:style-name="T26">paste content from another (Excel) file</text:span>, paste it as “text only” (<text:span text:style-name="T42">otherwise </text:span>it would overwrite the 'intelligence' behind each cell<text:span text:style-name="T42">). To paste “text only” in</text:span> <text:span text:style-name="T36">Libreoffice: </text:span><text:span text:style-name="T21">Edit → Insert contents → Choose Unformatted text</text:span><text:span text:style-name="T36">, select separator accordingly! </text:span><text:span text:style-name="T41">Before you</text:span><text:span text:style-name="T38"> copy&amp;paste already existing data</text:span><text:span text:style-name="T36">, make sure to </text:span><text:span text:style-name="T38">read the Data Licensing Agreement</text:span><text:span text:style-name="T36"> beforehand.<text:line-break/></text:span></text:p>
          <text:p text:style-name="P12"><text:span text:style-name="T42">S</text:span>ometimes you will <text:span text:style-name="T37">need to research</text:span>, what the initiatives are actually doing, to assign them with the right <text:span text:style-name="T42">POI Types</text:span>, tags and write the <text:span text:style-name="T26">appropriate short description</text:span>. If you are not sure, note the website and research the rest lateron. <text:span text:style-name="T42">As the </text:span><text:span text:style-name="T27">categories are in development</text:span><text:span text:style-name="T42"> while we collect, please use your own tagging first in the respective collumns, to harmonize them later in the process.</text:span></text:p>
        </text:section>
        <text:section text:style-name="Sect1" text:name="magicdomid17">
          <text:p text:style-name="P13"><text:line-break/>There are <text:span text:style-name="T26">"must-have" and "optional" columns.</text:span> For a dataset to be accepted, only the "must-have"-columns have to be filled out. The only needed information is: Name, <text:span text:style-name="T56">a</text:span>ddress OR coordinate<text:span text:style-name="T44">s, </text:span>POI-Type, <text:span text:style-name="T47">tags</text:span> <text:span text:style-name="T44">(</text:span><text:span text:style-name="T22">lateron </text:span><text:span text:style-name="T23">the SSEDAS </text:span><text:span text:style-name="T22">category tags, </text:span><text:span text:style-name="T23">for now your own tagging</text:span><text:span text:style-name="T44">). </text:span></text:p>
          <text:p text:style-name="P13">All other columns are optional. <text:span text:style-name="T44">Feel encouraged to provide them best possible, as they make the map come alive</text:span>!</text:p>
        </text:section>
        <text:section text:style-name="Sect1" text:name="magicdomid31">
          <text:p text:style-name="P22"/>
        </text:section>
        <text:h text:style-name="P124" text:outline-level="2"><text:bookmark-start text:name="__RefHeading___Toc131_154840920"/><text:span text:style-name="T44">The</text:span> Columns in the Template <text:span text:style-name="T44">in Detail</text:span>:<text:bookmark-end text:name="__RefHeading___Toc131_154840920"/></text:h>
        <text:h text:style-name="Heading_20_3" text:outline-level="3"><text:bookmark-start text:name="__RefHeading___Toc133_154840920"/>In general:<text:bookmark-end text:name="__RefHeading___Toc133_154840920"/></text:h>
        <text:list xml:id="list7373968296281006459" text:style-name="L4">
          <text:list-item>
            <text:p text:style-name="P69"><text:span text:style-name="T6">Don't abbreviate! <text:line-break/></text:span><text:span text:style-name="T2">Computers can easily shorten words, but not the other way (St. could be Street or Saint).</text:span></text:p>
          </text:list-item>
          <text:list-item>
            <text:p text:style-name="P69"><text:span text:style-name="T6">Use your characters in your language</text:span><text:span text:style-name="T2"> - local </text:span><text:span text:style-name="T7">characters</text:span><text:span text:style-name="T2"> are supported via Unicode!<text:line-break/></text:span><text:span text:style-name="T7">Write correctly "ü"/"ß", instead of "ue"/"ss".</text:span></text:p>
          </text:list-item>
        </text:list>
        <text:h text:style-name="Heading_20_3" text:outline-level="3"><text:bookmark-start text:name="__RefHeading___Toc135_154840920"/>Name (Column A)<text:bookmark-end text:name="__RefHeading___Toc135_154840920"/></text:h>
        <text:section text:style-name="Sect1" text:name="magicdomid39">
          <text:list xml:id="list4814364697788130615" text:style-name="L5">
            <text:list-item>
              <text:p text:style-name="P52">The name of the initiative. The name which local people use. </text:p>
              <text:p text:style-name="P52">E.g. <text:span text:style-name="T56">w</text:span>rite "Ordia" instead of "Ordia Handels Ges.m.b.h."</text:p>
            </text:list-item>
          </text:list>
        </text:section>
        <text:section text:style-name="Sect1" text:name="magicdomid41">
          <text:list xml:id="list162259669285002" text:continue-numbering="true" text:style-name="L5">
            <text:list-item>
              <text:p text:style-name="P51">Name is the <text:span text:style-name="T56">n</text:span>ame only! Use "POI Type" field for type, and the description field accordingly.</text:p>
            </text:list-item>
          </text:list>
        </text:section>
        <text:section text:style-name="Sect1" text:name="magicdomid43">
          <text:list xml:id="list6989573054913186977" text:style-name="L6">
            <text:list-header>
              <text:p text:style-name="P84">E.g. write "Ryman's" instead of "Ryman's Stationary - Green &amp; Sustainable Paper"</text:p>
            </text:list-header>
          </text:list>
        </text:section>
        <text:section text:style-name="Sect1" text:name="magicdomid48">
          <text:h text:style-name="Heading_20_3" text:outline-level="3"><text:bookmark-start text:name="__RefHeading___Toc137_154840920"/><text:span text:style-name="T25">Address Data</text:span> <text:span text:style-name="T25">(Columns B-F)</text:span><text:bookmark-end text:name="__RefHeading___Toc137_154840920"/></text:h>
        </text:section>
        <text:section text:style-name="Sect1" text:name="magicdomid49">
          <text:list xml:id="list5388144631097381227" text:style-name="L7">
            <text:list-item>
              <text:p text:style-name="P53">For each part of the <text:span text:style-name="T56">a</text:span>ddress, there is an extra field. Please split up street and house-number in their respective columns. Each column has to be filled out. </text:p>
            </text:list-item>
            <text:list-item>
              <text:p text:style-name="P53">You can copy and paste common values like country, postcode and city. Please don't <text:soft-page-break/>abbreviate the street! ("St." could be Street or Saint).</text:p>
            </text:list-item>
            <text:list-item>
              <text:p text:style-name="P53">If the POI doesn't have an exact postal address (e.g. a street market), please supply coordinates (see last columns).</text:p>
            </text:list-item>
            <text:list-item>
              <text:p text:style-name="P53">If your country uses a different addressing scheme (<text:span text:style-name="T56">E</text:span>.g. <text:span text:style-name="T56">b</text:span>lock numbers in Japan), please contact us! We will supply you with a template according to your scheme.</text:p>
            </text:list-item>
          </text:list>
        </text:section>
        <text:section text:style-name="Sect1" text:name="magicdomid53">
          <text:p text:style-name="P30"/>
          <text:h text:style-name="P126" text:outline-level="3"><text:bookmark-start text:name="__RefHeading___Toc139_154840920"/>POI Classification (Column G)<text:bookmark-end text:name="__RefHeading___Toc139_154840920"/></text:h>
        </text:section>
        <text:section text:style-name="Sect1" text:name="magicdomid55">
          <text:list xml:id="list1481578774848064093" text:style-name="L8">
            <text:list-item>
              <text:p text:style-name="P70"><text:span text:style-name="T2">We use OpenStreetMap's scheme for </text:span><text:span text:style-name="T7">the general </text:span><text:span text:style-name="T2">POI classification, </text:span><text:span text:style-name="T7">that enables data of the SSE map to be integrated in OpenStreetMap, if quality criteria are met. </text:span></text:p>
            </text:list-item>
          </text:list>
        </text:section>
        <text:section text:style-name="Sect1" text:name="magicdomid56">
          <text:list xml:id="list162260831434954" text:continue-numbering="true" text:style-name="L8">
            <text:list-item>
              <text:p text:style-name="P55">This field is required. If nothing fits, add a custom value AND use the "short description" field for an explanation! </text:p>
            </text:list-item>
          </text:list>
        </text:section>
        <text:section text:style-name="Sect1" text:name="magicdomid57">
          <text:list xml:id="list162259584079207" text:continue-numbering="true" text:style-name="L8">
            <text:list-item>
              <text:p text:style-name="P70"><text:span text:style-name="T2">Tip: </text:span><text:span text:style-name="T7">The </text:span><text:span text:style-name="T2">options </text:span><text:span text:style-name="T7">provided in the drop down </text:span><text:span text:style-name="T2">are better searchable (CTRL-F) in the sheet "POI Types </text:span><text:span text:style-name="T7">for Column G</text:span><text:span text:style-name="T2">"! </text:span><text:span text:style-name="T7">You find </text:span><text:span text:style-name="T16">it </text:span><text:span text:style-name="T7">on the bottom of the </text:span><text:span text:style-name="T16">sheet</text:span><text:span text:style-name="T7">.</text:span></text:p>
              <text:p text:style-name="P54"/>
            </text:list-item>
          </text:list>
        </text:section>
        <text:section text:style-name="Sect1" text:name="magicdomid58">
          <text:h text:style-name="Heading_20_3" text:outline-level="3"><text:bookmark-start text:name="__RefHeading___Toc141_154840920"/>Short Descriptions (Columns AD,AE)<text:bookmark-end text:name="__RefHeading___Toc141_154840920"/></text:h>
        </text:section>
        <text:section text:style-name="Sect1" text:name="magicdomid59">
          <text:list xml:id="list8668775292838387006" text:style-name="L9">
            <text:list-item>
              <text:p text:style-name="P71"><text:span text:style-name="T8">Please supply</text:span><text:span text:style-name="T2"> short descriptions of the POI, </text:span><text:span text:style-name="T8">if possible.</text:span></text:p>
            </text:list-item>
            <text:list-item>
              <text:p text:style-name="P71"><text:span text:style-name="T2">If there is nothing special about it (e.g. a plain organic bakery), it doesn't need a description text, </text:span><text:span text:style-name="T8">and</text:span><text:span text:style-name="T2"> you can leave it empty!</text:span></text:p>
            </text:list-item>
            <text:list-item>
              <text:p text:style-name="P71"><text:span text:style-name="T2">Please stay objective, no advertisement texts </text:span><text:span text:style-name="T8">(</text:span><text:span text:style-name="T50">...best project ever...</text:span><text:span text:style-name="T8">)</text:span><text:span text:style-name="T2">!</text:span></text:p>
            </text:list-item>
            <text:list-item>
              <text:p text:style-name="P71"><text:span text:style-name="T2">Try to keep it short! </text:span><text:span text:style-name="T8">Maximum </text:span><text:span text:style-name="T2">length is 254 characters.</text:span></text:p>
            </text:list-item>
            <text:list-item>
              <text:p text:style-name="P71"><text:span text:style-name="T8">The following is not allowed: </text:span><text:span text:style-name="T2"><text:s/></text:span></text:p>
              <text:list>
                <text:list-item>
                  <text:p text:style-name="P71"><text:span text:style-name="T2">&lt;Enter&gt; </text:span><text:span text:style-name="T8">please write simply in one line.</text:span></text:p>
                </text:list-item>
                <text:list-item>
                  <text:p text:style-name="P71"><text:span text:style-name="T8">H</text:span><text:span text:style-name="T2">yperlinks! Use the "</text:span><text:span text:style-name="T8">W</text:span><text:span text:style-name="T2">ebsite"-column for a link.</text:span></text:p>
                </text:list-item>
              </text:list>
            </text:list-item>
          </text:list>
        </text:section>
        <text:section text:style-name="Sect1" text:name="magicdomid64">
          <text:p text:style-name="P3"/>
          <text:list xml:id="list162260529970233" text:continue-numbering="true" text:style-name="L9">
            <text:list-item>
              <text:p text:style-name="P56">You have the possibility to enter texts in English and your local language. </text:p>
            </text:list-item>
            <text:list-item>
              <text:p text:style-name="P57">Please choose your language at the first time in field AE 1 right above! <text:line-break/>(The field is marked red and easy to find)</text:p>
            </text:list-item>
            <text:list-item>
              <text:p text:style-name="P57">The English description makes the map internationally interesting!</text:p>
            </text:list-item>
            <text:list-item>
              <text:p text:style-name="P57">Your language comes first, as the map should serve people in your area!</text:p>
            </text:list-item>
            <text:list-item>
              <text:p text:style-name="P71"><text:span text:style-name="T2">If you want to supply texts in </text:span><text:span text:style-name="T8">multiple</text:span><text:span text:style-name="T2"> languages, </text:span><text:span text:style-name="T8">other than local and english</text:span><text:span text:style-name="T2">, please contact us - we can add more languages if you wish.</text:span></text:p>
            </text:list-item>
          </text:list>
        </text:section>
        <text:section text:style-name="Sect1" text:name="magicdomid65">
          <text:p text:style-name="P30"/>
          <text:h text:style-name="Heading_20_3" text:outline-level="3"><text:bookmark-start text:name="__RefHeading___Toc143_154840920"/><text:span text:style-name="T45">Image</text:span><text:span text:style-name="T46">s</text:span><text:span text:style-name="T45"> for POI (columns AF, for license AG,AH)</text:span><text:bookmark-end text:name="__RefHeading___Toc143_154840920"/></text:h>
        </text:section>
        <text:section text:style-name="Sect1" text:name="magicdomid67">
          <text:p text:style-name="P28"><text:span text:style-name="T2">You can add </text:span><text:span text:style-name="T8">1</text:span><text:span text:style-name="T2"> image for each POI. </text:span></text:p>
          <text:p text:style-name="P28"><text:span text:style-name="T2">Please read the </text:span><text:a xlink:type="simple" xlink:href="https://notes.transformap.co/Ixh5Tyk22dw" text:style-name="Internet_20_link" text:visited-style-name="Visited_20_Internet_20_Link"><text:span text:style-name="T2">Image collection guide for SSEDAS</text:span></text:a><text:span text:style-name="T2">! <text:line-break/></text:span><text:span text:style-name="T8">You find a clear process and description of responsibilities there.</text:span></text:p>
          <text:p text:style-name="P23"/>
          <text:list xml:id="list679017778304400913" text:style-name="L10">
            <text:list-item>
              <text:p text:style-name="P58">For the image filename (or link) use column AF.</text:p>
            </text:list-item>
            <text:list-item>
              <text:p text:style-name="P58">For the image license, use column AG</text:p>
            </text:list-item>
            <text:list-item>
              <text:p text:style-name="P58">For the image attribution text (if the license requires it), use column AH</text:p>
              <text:p text:style-name="P50"/>
            </text:list-item>
          </text:list>
        </text:section>
        <text:section text:style-name="Sect1" text:name="magicdomid72">
          <text:h text:style-name="P127" text:outline-level="3"><text:bookmark-start text:name="__RefHeading___Toc145_154840920"/><text:soft-page-break/>Contact Information (columns AI-AN):<text:bookmark-end text:name="__RefHeading___Toc145_154840920"/></text:h>
          <text:p text:style-name="P33"><text:span text:style-name="T15">Please read the </text:span><text:a xlink:type="simple" xlink:href="#5.contact data publishing-guide for SSEDAS|outline" text:style-name="Internet_20_link" text:visited-style-name="Visited_20_Internet_20_Link"><text:span text:style-name="T16">contact data publishing-guide for SSEDAS</text:span></text:a></text:p>
          <text:p text:style-name="P59"/>
        </text:section>
        <text:section text:style-name="Sect1" text:name="magicdomid78">
          <text:list xml:id="list4135373006324264307" text:style-name="L11">
            <text:list-item>
              <text:p text:style-name="P73"><text:span text:style-name="T15">A</text:span><text:span text:style-name="T2">fter each 'sensitive' column (AK, AM) you have to clearly state in the following column (AL, A</text:span><text:span text:style-name="T16">N</text:span><text:span text:style-name="T2">) that this entry is okay to be released in the public domain.</text:span></text:p>
            </text:list-item>
            <text:list-item>
              <text:p text:style-name="P73"><text:span text:style-name="T2">If you are not sure if you allowed to copy the information from the website (email-address or phone number is not a link, but a not-selectable image), you can use </text:span><text:span text:style-name="T16">c</text:span><text:span text:style-name="T2">olumn AJ to directly provide a link to the page where further contact details can be looked up.</text:span></text:p>
            </text:list-item>
          </text:list>
        </text:section>
        <text:section text:style-name="Sect1" text:name="magicdomid79">
          <text:p text:style-name="P3"/>
        </text:section>
        <text:section text:style-name="Sect1" text:name="magicdomid86">
          <text:list xml:id="list162260133074568" text:continue-numbering="true" text:style-name="L11">
            <text:list-item>
              <text:p text:style-name="P72"><text:span text:style-name="T2">Format of email-addresses: it has to have the "@" as character in it, not e.g. "</text:span><text:span text:style-name="T49">info(AT)example.org</text:span><text:span text:style-name="T2">".</text:span></text:p>
            </text:list-item>
          </text:list>
        </text:section>
        <text:section text:style-name="Sect1" text:name="magicdomid87">
          <text:list xml:id="list162260924613027" text:continue-numbering="true" text:style-name="L11">
            <text:list-item>
              <text:p text:style-name="P61">Format of phone numbers: As we are a global project, phone numbers have to supplied in a format that they can be reached from anywhere on the globe! So we only accept numbers in the format +COUNTRYCODE PREFIX NUMBER, e.g. "+49 123 456789-0"</text:p>
            </text:list-item>
          </text:list>
        </text:section>
        <text:section text:style-name="Sect1" text:name="magicdomid88">
          <text:list xml:id="list162260167147145" text:continue-numbering="true" text:style-name="L11">
            <text:list-item>
              <text:p text:style-name="P61">If there is more than one, separate them with a semicolon (;).</text:p>
            </text:list-item>
          </text:list>
        </text:section>
        <text:section text:style-name="Sect1" text:name="magicdomid89">
          <text:h text:style-name="Heading_20_3" text:outline-level="3"><text:bookmark-start text:name="__RefHeading___Toc318_154840920"/>Opening Hours (Column AO):<text:bookmark-end text:name="__RefHeading___Toc318_154840920"/></text:h>
        </text:section>
        <text:section text:style-name="Sect1" text:name="magicdomid90">
          <text:p text:style-name="P3">You can specify either a link to the page where the opening hours are published (recommended if they change frequently) <text:span text:style-name="T19">or</text:span> write them directly in there.</text:p>
          <text:p text:style-name="P3"/>
        </text:section>
        <text:section text:style-name="Sect1" text:name="magicdomid91">
          <text:p text:style-name="Standard"><text:span text:style-name="T2">If you write them directly in there, please use the machine readable format of OSM, see </text:span><text:a xlink:type="simple" xlink:href="https://wiki.openstreetmap.org/wiki/Key:opening_hours" text:style-name="Internet_20_link" text:visited-style-name="Visited_20_Internet_20_Link"><text:span text:style-name="T2">https://wiki.openstreetmap.org/wiki/Key:opening_hours</text:span></text:a><text:span text:style-name="T2">. </text:span></text:p>
        </text:section>
        <text:section text:style-name="Sect1" text:name="magicdomid92">
          <text:p text:style-name="Standard"><text:span text:style-name="T2">For a graphical editor see </text:span><text:a xlink:type="simple" xlink:href="http://github.pavie.info/yohours" text:style-name="Internet_20_link" text:visited-style-name="Visited_20_Internet_20_Link"><text:span text:style-name="T2">http://github.pavie.info/yohours</text:span></text:a><text:span text:style-name="T2">, cp&amp;paste the result here.</text:span></text:p>
          <text:p text:style-name="P3"/>
        </text:section>
        <text:section text:style-name="Sect1" text:name="magicdomid93">
          <text:p text:style-name="P13">If they are not known, leave empty. If only on appointment, write "ondemand".</text:p>
          <text:p text:style-name="P9"/>
          <text:h text:style-name="Heading_20_3" text:outline-level="3"><text:bookmark-start text:name="__RefHeading___Toc147_154840920"/>Organic/<text:span text:style-name="T56">F</text:span>air <text:span text:style-name="T56">T</text:span>rade/<text:span text:style-name="T56">R</text:span>egional (Columns AP-AR):<text:bookmark-end text:name="__RefHeading___Toc147_154840920"/></text:h>
        </text:section>
        <text:section text:style-name="Sect1" text:name="magicdomid95">
          <text:p text:style-name="P16">Here you can set some attributes <text:span text:style-name="T51">as </text:span>used in OpenStreetMap:</text:p>
          <text:p text:style-name="P16"/>
          <text:list xml:id="list4274520389425458018" text:style-name="L12">
            <text:list-item>
              <text:p text:style-name="P78">Organic: If the <text:span text:style-name="T51">products</text:span> you can get here is produced organic.</text:p>
            </text:list-item>
            <text:list-item>
              <text:p text:style-name="P62">Fair Trade: Offers fair-trade products.</text:p>
            </text:list-item>
            <text:list-item>
              <text:p text:style-name="P62">Regional: Offers products regionally produced, e.g. on farmer's markets.</text:p>
              <text:p text:style-name="P62"/>
            </text:list-item>
            <text:list-item>
              <text:p text:style-name="P62">For each of them you can choose between:</text:p>
              <text:list>
                <text:list-item>
                  <text:p text:style-name="P74"><text:span text:style-name="T2">"unknown" </text:span><text:span text:style-name="T10">is the default value, </text:span><text:span text:style-name="T2">if left empty</text:span></text:p>
                </text:list-item>
                <text:list-item>
                  <text:p text:style-name="P62">"only" if it applies to 100% of the range of products</text:p>
                </text:list-item>
                <text:list-item>
                  <text:p text:style-name="P62">"yes" if it applies to a significant amount of the range of products</text:p>
                </text:list-item>
                <text:list-item>
                  <text:p text:style-name="P74"><text:span text:style-name="T2">"limited" if limited to certain categories of products, not the whole rang</text:span><text:span text:style-name="T9">e</text:span></text:p>
                </text:list-item>
                <text:list-item>
                  <text:p text:style-name="P62">"no" if no or very little that is basically not worth mentioning</text:p>
                </text:list-item>
              </text:list>
            </text:list-item>
          </text:list>
        </text:section>
        <text:section text:style-name="Sect1" text:name="magicdomid105">
          <text:p text:style-name="P9"/>
          <text:h text:style-name="P128" text:outline-level="3"><text:bookmark-start text:name="__RefHeading___Toc149_154840920"/><text:span text:style-name="T5">SSEDAS tags</text:span><text:span text:style-name="T2"> </text:span><text:span text:style-name="T5">(Columns AS-AU):</text:span><text:bookmark-end text:name="__RefHeading___Toc149_154840920"/></text:h>
          <text:p text:style-name="P17"><text:span text:style-name="T52">For SSEDAS Tags </text:span><text:span text:style-name="T53">(category)</text:span><text:span text:style-name="T52">, use this fields. </text:span></text:p>
          <text:p text:style-name="P17"><text:span text:style-name="T52">If the </text:span><text:span text:style-name="T53">category / taxonomy / tags are</text:span><text:span text:style-name="T52"> not ready, try your own ideas. </text:span></text:p>
          <text:p text:style-name="P31">You do not need to fill all three, but can.</text:p>
          <text:p text:style-name="P32"><text:soft-page-break/>It is no problem, if one of these tags is the same, as column G, “POI Type (OpenStreetMap)” e.g. community garden)</text:p>
          <text:p text:style-name="P18"/>
          <text:list xml:id="list162259562494000" text:continue-numbering="true" text:style-name="L12">
            <text:list-item>
              <text:p text:style-name="P79">AS: <text:tab/><text:tab/>Main category for your initiative (e.g. DIY-cultivation and -harvesting)</text:p>
              <text:p text:style-name="P63"/>
            </text:list-item>
            <text:list-item>
              <text:p text:style-name="P63">AT: <text:tab/><text:tab/>Sub-category / specific category for your initiative (e.g. community garden, CSA, …)</text:p>
              <text:p text:style-name="P63"/>
            </text:list-item>
            <text:list-item>
              <text:p text:style-name="P63">AU: <text:tab/>If there is a second main or sub category</text:p>
              <text:p text:style-name="P62"/>
            </text:list-item>
          </text:list>
        </text:section>
        <text:section text:style-name="Sect1" text:name="magicdomid113">
          <text:h text:style-name="Heading_20_3" text:outline-level="3"><text:bookmark-start text:name="__RefHeading___Toc151_154840920"/>Coordinates (Columns AV, AW)<text:bookmark-end text:name="__RefHeading___Toc151_154840920"/></text:h>
          <text:p text:style-name="P14"/>
          <text:p text:style-name="P19">To place a POI on a map, the "where" is crucial!</text:p>
          <text:p text:style-name="P19"/>
          <text:list xml:id="list4686468667444272245" text:style-name="L13">
            <text:list-item>
              <text:p text:style-name="P75"><text:span text:style-name="T2">You can either supply </text:span><text:span text:style-name="T11">the address, and we geocode the location as precise as possible,</text:span></text:p>
            </text:list-item>
            <text:list-item>
              <text:p text:style-name="P75"><text:span text:style-name="T11">or you provide </text:span><text:span text:style-name="T2">the coordinates </text:span><text:span text:style-name="T11">directly.</text:span></text:p>
              <text:list>
                <text:list-item>
                  <text:p text:style-name="P75"><text:span text:style-name="T6">If you supply the coordinates</text:span><text:span text:style-name="T2">, make definitely sure, that the source for the geo-data is public domain!</text:span></text:p>
                  <text:list>
                    <text:list-item>
                      <text:p text:style-name="P64">You may collect the coordinates on the ground via a GPS device, </text:p>
                    </text:list-item>
                    <text:list-item>
                      <text:p text:style-name="P64">or trace it from aerial imagery that explicitly does allow that <text:line-break/>(or directly from OpenStreetMap).</text:p>
                    </text:list-item>
                    <text:list-item>
                      <text:p text:style-name="P65">You may take coordinates from Bing maps, they explicitly allow it for the purpose of improving OpenStreetMap: </text:p>
                      <text:list>
                        <text:list-item>
                          <text:p text:style-name="P65">On Bing, zoom in until you see the object in the aerial imagery.</text:p>
                        </text:list-item>
                        <text:list-item>
                          <text:p text:style-name="P65">Right-<text:span text:style-name="T56">c</text:span>lick it. Now you can copy the coordinates.</text:p>
                        </text:list-item>
                        <text:list-item>
                          <text:p text:style-name="P65">Only the usage of coordinates is allowed, not the address!</text:p>
                          <text:p text:style-name="P65"/>
                        </text:list-item>
                      </text:list>
                    </text:list-item>
                  </text:list>
                </text:list-item>
              </text:list>
            </text:list-item>
          </text:list>
        </text:section>
        <text:section text:style-name="Sect1" text:name="magicdomid120">
          <text:list xml:id="list270101113158014617" text:style-name="L14">
            <text:list-item>
              <text:p text:style-name="P116"><text:span text:style-name="T2">You are not allowed to use coordinates from Google maps, because their licensing terms forbid usage elsewhere than on Google products. You may only use a Google Maps export if you initially uploaded the data to Google with coordinates and are the copyright holder of the coordinates, </text:span><text:span text:style-name="T11">which is very unlikely</text:span><text:span text:style-name="T2">. You must not use coordinates generated by Google or traced on Google imagery.</text:span></text:p>
            </text:list-item>
            <text:list-item>
              <text:p text:style-name="P116"><text:span text:style-name="T2">If one initiative does not have a clear address, you can search visually on Bing and export the geo-coordinates from there.</text:span><text:span text:style-name="T6"><text:line-break/></text:span></text:p>
            </text:list-item>
          </text:list>
        </text:section>
        <text:section text:style-name="Sect1" text:name="magicdomid124">
          <text:p text:style-name="P19"><text:span text:style-name="T26">If you do not supply the coordinates, we use an Open Data geocoder </text:span>with (e.g based on OpenStreetMap) to convert the address to coordinates. </text:p>
          <text:list xml:id="list7342080440515509685" text:style-name="L15">
            <text:list-item>
              <text:p text:style-name="P76"><text:span text:style-name="T2">It may be the case that there doesn't exist an </text:span><text:span text:style-name="T11">accurate</text:span><text:span text:style-name="T2"> open datasource for this particular address. </text:span></text:p>
            </text:list-item>
            <text:list-item>
              <text:p text:style-name="P76"><text:span text:style-name="T2">In this case we will ask you to move the POI to the correct position on a Umap, in which we will feed in all POIs that fail to geocode </text:span><text:span text:style-name="T11">or present an unrealistic location.</text:span></text:p>
            </text:list-item>
            <text:list-item>
              <text:p text:style-name="P76"><text:span text:style-name="T11">W</text:span><text:span text:style-name="T2">e will feed back the address/coordinates information you provided back to OpenStreetMap to improve its open geo-database </text:span><text:span text:style-name="T11">and contribute to the geo-commons</text:span><text:span text:style-name="T2">!</text:span></text:p>
            </text:list-item>
          </text:list>
          <text:p text:style-name="P10"/>
        </text:section>
        <text:h text:style-name="P124" text:outline-level="2"><text:bookmark-start text:name="__RefHeading___Toc153_154840920"/><text:soft-page-break/>Glossary:<text:bookmark-end text:name="__RefHeading___Toc153_154840920"/></text:h>
        <text:section text:style-name="Sect1" text:name="magicdomid128">
          <text:list xml:id="list7487160617523171581" text:style-name="L16">
            <text:list-item>
              <text:p text:style-name="P117"><text:span text:style-name="T8">POI – Point O</text:span><text:span text:style-name="T16">f</text:span><text:span text:style-name="T8"> Interest – is </text:span><text:span text:style-name="T2"><text:s/>a specific point location </text:span><text:span text:style-name="T8">on a map. For us it is the SSE initiatives.</text:span></text:p>
            </text:list-item>
            <text:list-item>
              <text:p text:style-name="P85">OSM - <text:a xlink:type="simple" xlink:href="https://www.openstreetmap.org/" text:style-name="Internet_20_link" text:visited-style-name="Visited_20_Internet_20_Link">OpenStreetMap</text:a> - is a <text:span text:style-name="T48">wiki based</text:span> open source crowd contribution mapping system, that is one of the pillars of the SSEDAS mapping infrastructure</text:p>
            </text:list-item>
          </text:list>
        </text:section>
        <text:section text:style-name="Sect1" text:name="magicdomid129">
          <text:list xml:id="list2633714437263905565" text:style-name="L17">
            <text:list-item>
              <text:p text:style-name="P86">FYI - or fyi is an abbreviation for "For Your Information". It indicates, that the information that follows in just additional information that is not required to be processed, but given for people, that might be in depth interested.</text:p>
            </text:list-item>
            <text:list-item>
              <text:p text:style-name="P66">Umap – <text:a xlink:type="simple" xlink:href="http://umap.openstreetmap.fr/" text:style-name="Internet_20_link" text:visited-style-name="Visited_20_Internet_20_Link"><text:span text:style-name="T56">Umap</text:span></text:a><text:span text:style-name="T56"> is a free mapping system. </text:span></text:p>
              <text:p text:style-name="P60">When there is unclarity about some POI's coordinates, we may generate a custom map with them on Umap and send you the link to the map. You should drag&amp;drop each POI to the correct coordinates.</text:p>
            </text:list-item>
          </text:list>
        </text:section>
        <text:p text:style-name="P11"/>
        <text:h text:style-name="P121" text:outline-level="1"><text:bookmark-start text:name="__RefHeading___Toc273_154840920"/><text:span text:style-name="T40">Important </text:span><text:span text:style-name="T39">Annexes:</text:span><text:bookmark-end text:name="__RefHeading___Toc273_154840920"/></text:h>
        <text:p text:style-name="P40"/>
        <text:h text:style-name="Heading_20_1" text:outline-level="1"><text:bookmark-start text:name="__RefHeading___Toc285_154840920"/>Image collection guide for SSEDAS<text:bookmark-end text:name="__RefHeading___Toc285_154840920"/></text:h>
        <text:section text:style-name="Sect1" text:name="magicdomid3">
          <text:p text:style-name="P3">The collection of an image for each initiative is an optional requirement. We would very much like to display an image per initiative, as it makes the map and descriptions more colourful and vivid.</text:p>
        </text:section>
        <text:section text:style-name="Sect1" text:name="magicdomid4">
          <text:p text:style-name="P24">As we are working to build a digital commons, that serves the Social and Solidarity Economy movement, we want to work together with the state of the art digital commons communities, licenses and tools. </text:p>
          <text:p text:style-name="P26"/>
          <text:p text:style-name="P34"><text:span text:style-name="T12">For the </text:span><text:span text:style-name="T13">main </text:span><text:span text:style-name="T12">image storage, we chose Wikimedia Commons. </text:span><text:span text:style-name="T2">Dependent on quality criteria, the images are either stored in Wikimedia Commons, or in an image database provided by the TransforMap partners, if they don't meet the "</text:span><text:span text:style-name="T12">Educational aspect" </text:span><text:span text:style-name="T2">requirement of Wikimedia Commons.</text:span></text:p>
        </text:section>
        <text:section text:style-name="Sect1" text:name="magicdomid5">
          <text:p text:style-name="P3"/>
          <text:p text:style-name="P8">For collecting images we especially need to make sure about the approval of the owner, to publish it under <text:span text:style-name="T57">an </text:span>open license, <text:span text:style-name="T57">as</text:span> mentioned below. </text:p>
          <text:p text:style-name="P8">Images need to meet the following criteria:</text:p>
        </text:section>
        <text:section text:style-name="Sect1" text:name="magicdomid6">
          <text:p text:style-name="P3"/>
        </text:section>
        <text:section text:style-name="Sect1" text:name="magicdomid7">
          <text:h text:style-name="Heading_20_3" text:outline-level="3"><text:bookmark-start text:name="__RefHeading___Toc275_154840920"/>Technical and content criteria (quality of the image):<text:bookmark-end text:name="__RefHeading___Toc275_154840920"/></text:h>
        </text:section>
        <text:section text:style-name="Sect1" text:name="magicdomid8">
          <text:list xml:id="list6026905246731345475" text:style-name="L18">
            <text:list-item>
              <text:p text:style-name="P87">Minimum size: 200x200 Px (pixels)<text:span text:style-name="T25">. </text:span></text:p>
            </text:list-item>
          </text:list>
        </text:section>
        <text:section text:style-name="Sect1" text:name="Bereich2">
          <text:list xml:id="list1952604679230003480" text:style-name="L19">
            <text:list-item>
              <text:p text:style-name="P88"><text:bookmark text:name="magicdomid9"/>Format: JPEG, SVG, or PNG</text:p>
            </text:list-item>
          </text:list>
        </text:section>
        <text:section text:style-name="Sect1" text:name="magicdomid10">
          <text:list xml:id="list9217002381839540680" text:style-name="L20">
            <text:list-item>
              <text:p text:style-name="P89">A high quality is welcome, as we would like to upload the images to Wikimedia Commons and provide them to for public use. For the map, they will be scaled automatically to the required size.</text:p>
            </text:list-item>
          </text:list>
        </text:section>
        <text:section text:style-name="Sect1" text:name="magicdomid52">
          <text:list xml:id="list6836763251840895478" text:style-name="L21">
            <text:list-item>
              <text:p text:style-name="P90"><text:soft-page-break/>The image should be of a good descriptive/educational quality and give information about the activities of the initiative. </text:p>
            </text:list-item>
          </text:list>
        </text:section>
        <text:section text:style-name="Sect1" text:name="magicdomid16">
          <text:h text:style-name="P129" text:outline-level="3"><text:bookmark-start text:name="__RefHeading___Toc277_154840920"/>Rights to publish under a free license:<text:bookmark-end text:name="__RefHeading___Toc277_154840920"/></text:h>
        </text:section>
        <text:section text:style-name="Sect1" text:name="Bereich3">
          <text:list xml:id="list8726094833984501894" text:style-name="L22">
            <text:list-item>
              <text:p text:style-name="P91"><text:bookmark text:name="magicdomid53"/>Each SSEDAS partner holds the responsibility for the publishing of the data and images they collect. That also includes the responsibility to obtain the rights to publish the images under a free license. Whoever provides an image without clear permission as stated below, holds full responsibility for such practice.</text:p>
            </text:list-item>
          </text:list>
        </text:section>
        <text:section text:style-name="Sect1" text:name="Bereich4">
          <text:h text:style-name="Heading_20_3" text:outline-level="3"><text:bookmark-start text:name="__RefHeading___Toc279_154840920"/><text:bookmark text:name="magicdomid19"/>Types of License:<text:bookmark-end text:name="__RefHeading___Toc279_154840920"/></text:h>
        </text:section>
        <text:section text:style-name="Sect1" text:name="magicdomid20">
          <text:p text:style-name="P7">The provider of the image needs to agree to the following:</text:p>
        </text:section>
        <text:section text:style-name="Sect1" text:name="Bereich5">
          <text:p text:style-name="P25"/>
          <text:p text:style-name="P25"><text:bookmark text:name="magicdomid124"/>"I hereby agree that contributing the image in my ownership does not infringe the intellectual property rights of anyone else and agree to release it under the following free license. …"</text:p>
          <text:p text:style-name="P25"/>
          <text:list xml:id="list7126757697658376256" text:style-name="L23">
            <text:list-item>
              <text:p text:style-name="P67">You may chose any license that meets the following conditions:</text:p>
              <text:list>
                <text:list-item>
                  <text:p text:style-name="P92">Republication and distribution must be allowed.</text:p>
                </text:list-item>
                <text:list-item>
                  <text:p text:style-name="P92">Publication of derivative work must be allowed.</text:p>
                </text:list-item>
                <text:list-item>
                  <text:p text:style-name="P93">Commercial use of the work must be allowed.</text:p>
                </text:list-item>
                <text:list-item>
                  <text:p text:style-name="P94">The license must be perpetual (non-expiring) and non-revocable.</text:p>
                </text:list-item>
              </text:list>
            </text:list-item>
          </text:list>
          <text:p text:style-name="P25"/>
        </text:section>
        <text:section text:style-name="Sect1" text:name="magicdomid125">
          <text:list xml:id="list162259957169138" text:continue-numbering="true" text:style-name="L23">
            <text:list-item>
              <text:p text:style-name="P77"><text:span text:style-name="T6">We recommend CC-BY for its simplicity. </text:span><text:span text:style-name="T2">You are encouraged to also read Wikimedia's tips for choosing a license: </text:span><text:a xlink:type="simple" xlink:href="https://commons.wikimedia.org/wiki/Commons:Choosing_a_license" text:style-name="Internet_20_link" text:visited-style-name="Visited_20_Internet_20_Link"><text:span text:style-name="T2">https://commons.wikimedia.org/wiki/Commons:Choosing_a_license</text:span></text:a></text:p>
            </text:list-item>
          </text:list>
        </text:section>
        <text:section text:style-name="Sect1" text:name="magicdomid127">
          <text:p text:style-name="P27"/>
        </text:section>
        <text:section text:style-name="Sect1" text:name="magicdomid29">
          <text:h text:style-name="P125" text:outline-level="2"><text:bookmark-start text:name="__RefHeading___Toc281_154840920"/>Collect images from the Initiatives:<text:bookmark-end text:name="__RefHeading___Toc281_154840920"/></text:h>
        </text:section>
        <text:section text:style-name="Sect1" text:name="Bereich8">
          <text:list xml:id="list5006375744358220398" text:style-name="L24">
            <text:list-item>
              <text:p text:style-name="P95"><text:bookmark text:name="magicdomid56"/>Ask the initiatives for an image of their ownership and the right to publish it under a fully free license, <text:span text:style-name="T54">as described above.</text:span></text:p>
            </text:list-item>
          </text:list>
        </text:section>
        <text:section text:style-name="Sect1" text:name="Bereich9">
          <text:h text:style-name="Heading_20_3" text:outline-level="3"><text:bookmark-start text:name="__RefHeading___Toc300_154840920"/><text:bookmark text:name="magicdomid58"/>For each image, do:<text:bookmark-end text:name="__RefHeading___Toc300_154840920"/></text:h>
        </text:section>
        <text:section text:style-name="Sect1" text:name="magicdomid32">
          <text:list xml:id="list202630186447748201" text:style-name="L25">
            <text:list-item>
              <text:p text:style-name="P96">Make sure, the person/institution has ownership of the image (simply ask).</text:p>
            </text:list-item>
          </text:list>
        </text:section>
        <text:section text:style-name="Sect1" text:name="Bereich10">
          <text:list xml:id="list8925068452442854638" text:style-name="L26">
            <text:list-item>
              <text:p text:style-name="P97"><text:bookmark text:name="magicdomid33"/>Put the agreed license in column AG in the data collection template.</text:p>
            </text:list-item>
          </text:list>
        </text:section>
        <text:section text:style-name="Sect1" text:name="magicdomid71">
          <text:list xml:id="list2904579618323701927" text:style-name="L27">
            <text:list-item>
              <text:p text:style-name="P98">If attribution (CC-BY) is required by this particular license, record the creator in the data collection template in column AH.</text:p>
            </text:list-item>
          </text:list>
        </text:section>
        <text:section text:style-name="Sect1" text:name="magicdomid122">
          <text:h text:style-name="P130" text:outline-level="3"><text:bookmark-start text:name="__RefHeading___Toc283_154840920"/>Naming, storing and sending images:<text:bookmark-end text:name="__RefHeading___Toc283_154840920"/></text:h>
        </text:section>
        <text:section text:style-name="Sect1" text:name="magicdomid94">
          <text:list xml:id="list1664803039243661944" text:style-name="L28">
            <text:list-item>
              <text:p text:style-name="P99">name the file as follows: just small letters; no spaces; no special signs.</text:p>
            </text:list-item>
          </text:list>
        </text:section>
        <text:section text:style-name="Sect1" text:name="magicdomid97">
          <text:list xml:id="list3903247992207909430" text:style-name="L29">
            <text:list-item>
              <text:p text:style-name="P100">In the <text:span text:style-name="T58">d</text:span>ata <text:span text:style-name="T58">c</text:span>ollection <text:span text:style-name="T58">t</text:span>emplate, there is a column (AF) "image". The file name of the image should be copied here (including the file-<text:span text:style-name="T58">ending</text:span> e.g. “examplepicture1.jpg”).</text:p>
            </text:list-item>
          </text:list>
        </text:section>
        <text:section text:style-name="Sect1" text:name="magicdomid103">
          <text:list xml:id="list2854673832854790707" text:style-name="L30">
            <text:list-item>
              <text:p text:style-name="P101"><text:soft-page-break/>It is crucial, that you provide the file name in column AF, for connecting your files to the corresponding POIs!</text:p>
            </text:list-item>
          </text:list>
        </text:section>
        <text:section text:style-name="Sect1" text:name="Bereich11">
          <text:list xml:id="list321339361685236475" text:style-name="L31">
            <text:list-item>
              <text:p text:style-name="P102"><text:bookmark text:name="magicdomid105"/>You will be provided with an upload link, where you can upload all images individually, or combined/compressed as a ZIP file.</text:p>
            </text:list-item>
          </text:list>
        </text:section>
        <text:section text:style-name="Sect1" text:name="magicdomid42">
          <text:h text:style-name="Heading_20_3" text:outline-level="3"><text:bookmark-start text:name="__RefHeading___Toc302_154840920"/>Other possibilities for storing images:<text:bookmark-end text:name="__RefHeading___Toc302_154840920"/></text:h>
        </text:section>
        <text:section text:style-name="Sect1" text:name="Bereich12">
          <text:list xml:id="list1209496698048512915" text:style-name="L32">
            <text:list-item>
              <text:p text:style-name="P103"><text:bookmark text:name="magicdomid43"/>You can also host the images yourself: Just provide a http(s)-<text:span text:style-name="T58">l</text:span>ink to the image in Column AF. Please also use the license field in this case.</text:p>
            </text:list-item>
          </text:list>
        </text:section>
        <text:section text:style-name="Sect1" text:name="magicdomid44">
          <text:list xml:id="list1796834308531645648" text:style-name="L33">
            <text:list-item>
              <text:p text:style-name="P104">You can point to an already existing image in Wikimedia Commons: Prefix the filename in WM Commons with "File:", e.g. "File:Templehof_garden_2.jpg". In this case you don't need to provide the license, as it can be fetched from Wikimedia Commons.</text:p>
            </text:list-item>
          </text:list>
        </text:section>
      </text:section>
      <text:h text:style-name="P122" text:outline-level="1"/>
      <text:p text:style-name="P37"/>
      <text:p text:style-name="P41"/>
      <text:h text:style-name="P123" text:outline-level="1"><text:bookmark-start text:name="__RefHeading___Toc320_154840920"/><text:span text:style-name="T1">C</text:span>ontact data publishing-guide for SSEDAS<text:bookmark-end text:name="__RefHeading___Toc320_154840920"/></text:h>
      <text:p text:style-name="P21">Publishing contact data is a delicate issue, because we have to respect the privacy of individual people. Official addresses are okay, we can publish them <text:span text:style-name="T55">when</text:span> they do not refer to an individual.</text:p>
      <text:p text:style-name="P21"><text:span text:style-name="T58">I</text:span>f it is already published on a website and clearly public, as e.g. the address of a shop (and it is machine readable, e.g. it is not a picture), we take permission for grante<text:span text:style-name="T55">d, if it is not refering to an inividual.</text:span></text:p>
      <text:p text:style-name="P21"/>
      <text:p text:style-name="P21">There are different types of contact data: </text:p>
      <text:list xml:id="list7368724703128037396" text:style-name="L34">
        <text:list-item>
          <text:p text:style-name="P68">ones we see as <text:span text:style-name="T26">sensitive (personal email-addresses, </text:span><text:span text:style-name="T29">personalized office</text:span><text:span text:style-name="T55"> email-addresses, t</text:span>elephone numbers) </text:p>
        </text:list-item>
        <text:list-item>
          <text:p text:style-name="P68">and <text:span text:style-name="T26">public ones</text:span> (website, <text:span text:style-name="T55">legal</text:span> organizations postal address of POIs visible in the public).</text:p>
        </text:list-item>
        <text:list-item>
          <text:p text:style-name="P68">There is no problem of publishing links to a public website. (Column AI)<text:line-break/></text:p>
        </text:list-item>
      </text:list>
      <text:section text:style-name="Sect1" text:name="magicdomid75">
        <text:p text:style-name="P15">For Email-addresses and telephone numbers, we distinguish between :</text:p>
        <text:p text:style-name="P15"/>
      </text:section>
      <text:section text:style-name="Sect1" text:name="magicdomid76">
        <text:list xml:id="list1144815657785247192" text:style-name="L35">
          <text:list-item>
            <text:p text:style-name="P105"><text:span text:style-name="T26">official addresses</text:span> of an initiative, like info@example.org or the landline number in an office/shop.</text:p>
          </text:list-item>
        </text:list>
      </text:section>
      <text:list xml:id="list408449259283806294" text:style-name="L36">
        <text:list-item>
          <text:p text:style-name="P106">Contacts, explicitly referring to an individual</text:p>
          <text:list>
            <text:list-item>
              <text:p text:style-name="P107"><text:span text:style-name="T26">Private </text:span><text:span text:style-name="T29">contact </text:span><text:span text:style-name="T43">like </text:span><text:a xlink:type="simple" xlink:href="mailto:name.surname@mailprovider.com" text:style-name="Internet_20_link" text:visited-style-name="Visited_20_Internet_20_Link"><text:span text:style-name="T43">name.surname@mailprovider.com</text:span></text:a><text:span text:style-name="T43"> or a private mobile phone number.</text:span></text:p>
            </text:list-item>
            <text:list-item>
              <text:p text:style-name="P107"><text:span text:style-name="T30">P</text:span><text:span text:style-name="T29">ersonal office </text:span><text:span text:style-name="T26">contact</text:span> <text:span text:style-name="T55">like </text:span><text:a xlink:type="simple" xlink:href="mailto:name.surname@example.org" text:style-name="Internet_20_link" text:visited-style-name="Visited_20_Internet_20_Link"><text:span text:style-name="T55">name.surname@example.org</text:span></text:a><text:span text:style-name="T55">, or professional number leading to a specific individual in the office.</text:span></text:p>
            </text:list-item>
          </text:list>
        </text:list-item>
      </text:list>
      <text:list xml:id="list2530368332221264854" text:style-name="L37">
        <text:list-item>
          <text:p text:style-name="P108"><text:soft-page-break/><text:span text:style-name="T59">I</text:span>f it is not already published online, you need to ask and get clear permission to publish it!</text:p>
        </text:list-item>
      </text:list>
      <text:p text:style-name="P15">Therefore, after each 'sensitive' column (AK, AM) you have to clearly state in the following column (AL, A<text:span text:style-name="T1">N</text:span>) that this entry is okay to be released in the public domain.</text:p>
      <text:section text:style-name="Sect1" text:name="magicdomid84">
        <text:p text:style-name="P15">If you are not sure if you allowed to copy the information from the website (email-address or phone number is not a link, but a not-selectable image), you can use <text:span text:style-name="T59">c</text:span>olumn AJ to directly provide a link to the page where further contact details can be looked up.</text:p>
        <text:p text:style-name="P15"/>
        <text:p text:style-name="P20">We just want to make clear, that we do not publish or store the contact-data, that is not permitted by the owner of the address/phone-number.</text:p>
        <text:p text:style-name="P15"/>
        <text:p text:style-name="P15"/>
      </text:section>
      <text:p text:style-name="P36"/>
      <text:h text:style-name="Heading_20_1" text:outline-level="1"><text:bookmark-start text:name="__RefHeading___Toc306_154840920"/>Terms of Data contribution and Data licensing agreement for SSEDAS<text:bookmark-end text:name="__RefHeading___Toc306_154840920"/></text:h>
      <text:section text:style-name="Sect1" text:name="Bereich6">
        <text:p text:style-name="P3"><text:bookmark text:name="magicdomid3"/><text:line-break/></text:p>
      </text:section>
      <text:section text:style-name="Sect1" text:name="Bereich7">
        <text:h text:style-name="Heading_20_3" text:outline-level="3"><text:bookmark-start text:name="__RefHeading___Toc308_154840920"/><text:bookmark text:name="magicdomid4"/>Terms of Map-Data contribution:<text:bookmark-end text:name="__RefHeading___Toc308_154840920"/></text:h>
      </text:section>
      <text:section text:style-name="Sect1" text:name="Bereich14">
        <text:p text:style-name="Standard"><text:bookmark text:name="magicdomid5"/><text:span text:style-name="T2">Each SSEDAS partner has to agree that the contributed data does not infringe the intellectual property rights of anyone else, and (s)he has the the right to release the data as </text:span><text:a xlink:type="simple" xlink:href="https://creativecommons.org/choose/zero/waiver" text:style-name="Internet_20_link" text:visited-style-name="Visited_20_Internet_20_Link"><text:span text:style-name="T2">Public Domain</text:span></text:a><text:span text:style-name="T2">.</text:span></text:p>
      </text:section>
      <text:section text:style-name="Sect1" text:name="Bereich15">
        <text:list xml:id="list2686844424482418788" text:style-name="L38">
          <text:list-item>
            <text:p text:style-name="P109"><text:bookmark text:name="magicdomid6"/>Terms of Image contribution:</text:p>
          </text:list-item>
        </text:list>
      </text:section>
      <text:section text:style-name="Sect1" text:name="Bereich16">
        <text:p text:style-name="P3"><text:bookmark text:name="magicdomid7"/>For the possible Creative Commons &amp; Public Domain licenses for images, please consult the provided "Image collection guide"</text:p>
        <text:p text:style-name="P3"/>
      </text:section>
      <text:section text:style-name="Sect1" text:name="magicdomid11">
        <text:h text:style-name="Heading_20_3" text:outline-level="3"><text:bookmark-start text:name="__RefHeading___Toc310_154840920"/>Responsibility of each contributing SSEDAS Partner: <text:bookmark-end text:name="__RefHeading___Toc310_154840920"/></text:h>
      </text:section>
      <text:section text:style-name="Sect1" text:name="magicdomid27">
        <text:p text:style-name="P3">If a partner contributes material to the SSEDAS mapping project (or allow any third party to make material available), You are entirely  responsible for its content, and any harm resulting from, that  content. That is the case regardless of whether the content in question  constitutes text, image files, an audio file, or computer software. By  making content available, you represent and warrant that:</text:p>
      </text:section>
      <text:section text:style-name="Sect1" text:name="magicdomid14">
        <text:list xml:id="list2189776985076569130" text:style-name="L39">
          <text:list-item>
            <text:p text:style-name="P110">The downloading, copying, publishing and use of the content will not infringe the proprietary rights, of any third party in any country.</text:p>
          </text:list-item>
        </text:list>
      </text:section>
      <text:section text:style-name="Sect1" text:name="magicdomid15">
        <text:list xml:id="list7106961487388822145" text:style-name="L40">
          <text:list-item>
            <text:p text:style-name="P111">If your employer has rights to intellectual property you create, you  have received permission from your employer to make  the content available as Public Domain.</text:p>
          </text:list-item>
        </text:list>
      </text:section>
      <text:section text:style-name="Sect1" text:name="Bereich19">
        <text:list xml:id="list2198245232183299091" text:style-name="L41">
          <text:list-item>
            <text:p text:style-name="P112"><text:bookmark text:name="magicdomid16"/>You have fully complied with any third-party licenses relating to the content, and have done all things necessary to successfully pass through to end users any required terms.</text:p>
          </text:list-item>
        </text:list>
      </text:section>
      <text:section text:style-name="Sect1" text:name="Bereich20">
        <text:list xml:id="list3884763796905447292" text:style-name="L42">
          <text:list-item>
            <text:p text:style-name="P113"><text:bookmark text:name="magicdomid17"/>The content (especially the content written in another language than English), is not spam, is not misleading, not machine- or randomly-generated, and  does not contain unethical or unwanted commercial content, or encompasses further unlawful acts.</text:p>
          </text:list-item>
        </text:list>
      </text:section>
      <text:section text:style-name="Sect1" text:name="magicdomid18">
        <text:list xml:id="list4950983159010673505" text:style-name="L43">
          <text:list-item>
            <text:p text:style-name="P114"><text:soft-page-break/>The content is not pornographic, does not contain threats or incite  violence, and does not violate the privacy or publicity rights of any  third party.</text:p>
          </text:list-item>
        </text:list>
      </text:section>
      <text:section text:style-name="Sect1" text:name="Bereich22">
        <text:h text:style-name="P131" text:outline-level="3"><text:bookmark-start text:name="__RefHeading___Toc312_154840920"/>Waiver<text:bookmark-end text:name="__RefHeading___Toc312_154840920"/></text:h>
        <text:p text:style-name="P29"><text:span text:style-name="T14">SSEDAS </text:span><text:span text:style-name="T2">Partner data contributions are licensed under a </text:span><text:a xlink:type="simple" xlink:href="https://creativecommons.org/choose/zero/waiver" text:style-name="Internet_20_link" text:visited-style-name="Visited_20_Internet_20_Link"><text:span text:style-name="T2">CC-</text:span></text:a><text:a xlink:type="simple" xlink:href="https://creativecommons.org/choose/zero/waiver" text:style-name="Internet_20_link" text:visited-style-name="Visited_20_Internet_20_Link"><text:span text:style-name="T17">0</text:span></text:a><text:a xlink:type="simple" xlink:href="https://creativecommons.org/choose/zero/waiver" text:style-name="Internet_20_link" text:visited-style-name="Visited_20_Internet_20_Link"><text:span text:style-name="T2"> Public Domain License</text:span></text:a><text:span text:style-name="T2"> (Media may have other free licenses). Without limiting any of those representations or warranties, TransforMap has the right (though not the obligation) to, in TransforMap’s sole discretion (i) refuse or remove any content that, in  TransforMap’s reasonable opinion, violates any of the policies mentioned above or is  in any way harmful or objectionable, or (ii) terminate or deny access to and use of the SSEDAS Map to any individual or entity for any reason, in accordance with the SSEDAS Steering Committee.</text:span></text:p>
      </text:section>
      <text:section text:style-name="Sect1" text:name="magicdomid21">
        <text:p text:style-name="P3"><text:line-break/></text:p>
      </text:section>
      <text:section text:style-name="Sect1" text:name="magicdomid22">
        <text:p text:style-name="Standard"/>
        <text:p text:style-name="Standard"/>
        <text:p text:style-name="Standard"><text:line-break/></text:p>
      </text:section>
      <text:h text:style-name="Heading_20_3" text:outline-level="3">About this document</text:h>
      <text:p text:style-name="P119">This document was created for the SSEDAS project <text:span text:style-name="T61">on </text:span><text:span text:style-name="T61"><text:date style:data-style-name="N81" text:date-value="2016-01-14T16:21:25.862960200" text:fixed="true">14. January 2016</text:date></text:span>. </text:p>
      <text:p text:style-name="P119">It is licensed under a <text:a xlink:type="simple" xlink:href="https://creativecommons.org/publicdomain/zero/1.0/" text:style-name="Internet_20_link" text:visited-style-name="Visited_20_Internet_20_Link">CC-0</text:a> <text:span text:style-name="T61">(Public Domain) </text:span>license.</text:p>
      <text:p text:style-name="P118">Its latest version can be found here in this Github repository:</text:p>
      <text:p text:style-name="P118"><text:a xlink:type="simple" xlink:href="https://github.com/TransforMap/import-data" text:style-name="Internet_20_link" text:visited-style-name="Visited_20_Internet_20_Link">https://github.com/TransforMap/import-data</text:a></text:p>
      <text:p text:style-name="P118">Link<text:span text:style-name="T60">s</text:span> to <text:a xlink:type="simple" xlink:href="https://github.com/TransforMap/import-data/blob/master/SSEDAS Mapping - How To Guides.odt" text:style-name="Internet_20_link" text:visited-style-name="Visited_20_Internet_20_Link">.odt</text:a> or <text:a xlink:type="simple" xlink:href="https://github.com/TransforMap/import-data/raw/master/SSEDAS Mapping - How To Guides.pdf" text:style-name="Internet_20_link" text:visited-style-name="Visited_20_Internet_20_Link">.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6.47m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Calibri" fo:font-family="Calibri" style:font-style-name="Fett" style:font-family-generic="swiss"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20mm" fo:margin-right="0mm" fo:text-indent="0mm" style:auto-text-indent="false"/>
      <style:text-properties style:font-name="Calibri1" fo:font-family="Calibri" style:font-style-name="Standard" style:font-family-generic="swiss" style:font-pitch="variable"/>
    </style:style>
    <style:style style:name="Contents_20_3" style:display-name="Contents 3" style:family="paragraph" style:parent-style-name="Index" style:class="index" style:master-page-name="">
      <style:paragraph-properties fo:margin-left="40.01mm" fo:margin-right="0mm" fo:text-indent="0mm" style:auto-text-indent="false" style:page-number="auto">
        <style:tab-stops/>
        <style:drop-cap/>
      </style:paragraph-properties>
      <style:text-properties style:font-name="Calibri1" fo:font-family="Calibri" style:font-style-name="Standard" style:font-family-generic="swiss" style:font-pitch="variable"/>
    </style:style>
    <style:style style:name="Contents_20_1" style:display-name="Contents 1" style:family="paragraph" style:parent-style-name="Index" style:class="index" style:master-page-name="">
      <style:paragraph-properties fo:margin-left="10mm" fo:margin-right="0mm" fo:text-indent="0mm" style:auto-text-indent="false" style:page-number="auto"/>
      <style:text-properties style:font-name="Calibri1" fo:font-family="Calibri" style:font-style-name="Standard" style:font-family-generic="swiss" style:font-pitch="variable"/>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67.96mm" style:type="right"/>
        </style:tab-stops>
      </style:paragraph-properties>
    </style:style>
    <style:style style:name="MT1" style:family="text">
      <style:text-properties officeooo:rsid="0022e883"/>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title>SSEDAS Mapping - How To Guides</text:title><text:tab/><text:span text:style-name="MT1">Page </text:span><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0:58:33.694000000</meta:creation-date>
    <dc:date>2016-01-14T16:22:59.174582512</dc:date>
    <meta:editing-duration>PT2H58M34S</meta:editing-duration>
    <meta:editing-cycles>18</meta:editing-cycles>
    <meta:generator>LibreOffice/4.3.3.2$Linux_X86_64 LibreOffice_project/430m0$Build-2</meta:generator>
    <dc:title>SSEDAS Mapping - How To Guides</dc:title>
    <meta:document-statistic meta:table-count="0" meta:image-count="0" meta:object-count="0" meta:page-count="11" meta:paragraph-count="232" meta:word-count="3586" meta:character-count="21203" meta:non-whitespace-character-count="17890"/>
  </office:meta>
</office:document-meta>
</file>